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0.6154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016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8728in"/>
    </style:style>
    <style:style style:name="co10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118in"/>
    </style:style>
    <style:style style:name="co29" style:family="table-column">
      <style:table-column-properties fo:break-before="auto" style:column-width="0.7862in"/>
    </style:style>
    <style:style style:name="co30" style:family="table-column">
      <style:table-column-properties fo:break-before="auto" style:column-width="0.7602in"/>
    </style:style>
    <style:style style:name="co31" style:family="table-column">
      <style:table-column-properties fo:break-before="auto" style:column-width="0.8866in"/>
    </style:style>
    <style:style style:name="co32" style:family="table-column">
      <style:table-column-properties fo:break-before="auto" style:column-width="0.8618in"/>
    </style:style>
    <style:style style:name="co33" style:family="table-column">
      <style:table-column-properties fo:break-before="auto" style:column-width="0.9626in"/>
    </style:style>
    <style:style style:name="co34" style:family="table-column">
      <style:table-column-properties fo:break-before="auto" style:column-width="0.622in"/>
    </style:style>
    <style:style style:name="co18" style:family="table-column">
      <style:table-column-properties fo:break-before="auto" style:column-width="0.9827in"/>
    </style:style>
    <style:style style:name="co19" style:family="table-column">
      <style:table-column-properties fo:break-before="auto" style:column-width="0.8472in"/>
    </style:style>
    <style:style style:name="co20" style:family="table-column">
      <style:table-column-properties fo:break-before="auto" style:column-width="0.802in"/>
    </style:style>
    <style:style style:name="co21" style:family="table-column">
      <style:table-column-properties fo:break-before="auto" style:column-width="0.7681in"/>
    </style:style>
    <style:style style:name="co22" style:family="table-column">
      <style:table-column-properties fo:break-before="auto" style:column-width="0.8354in"/>
    </style:style>
    <style:style style:name="co23" style:family="table-column">
      <style:table-column-properties fo:break-before="auto" style:column-width="0.9035in"/>
    </style:style>
    <style:style style:name="co24" style:family="table-column">
      <style:table-column-properties fo:break-before="auto" style:column-width="0.9709in"/>
    </style:style>
    <style:style style:name="co25" style:family="table-column">
      <style:table-column-properties fo:break-before="auto" style:column-width="0.9484in"/>
    </style:style>
    <style:style style:name="co26" style:family="table-column">
      <style:table-column-properties fo:break-before="auto" style:column-width="0.8693in"/>
    </style:style>
    <style:style style:name="co27" style:family="table-column">
      <style:table-column-properties fo:break-before="auto" style:column-width="1.039in"/>
    </style:style>
    <style:style style:name="co35" style:family="table-column">
      <style:table-column-properties fo:break-before="auto" style:column-width="0.9937in"/>
    </style:style>
    <style:style style:name="co36" style:family="table-column">
      <style:table-column-properties fo:break-before="auto" style:column-width="0.9598in"/>
    </style:style>
    <style:style style:name="co37" style:family="table-column">
      <style:table-column-properties fo:break-before="auto" style:column-width="1.028in"/>
    </style:style>
    <style:style style:name="co38" style:family="table-column">
      <style:table-column-properties fo:break-before="auto" style:column-width="0.6098in"/>
    </style:style>
    <style:style style:name="co39" style:family="table-column">
      <style:table-column-properties fo:break-before="auto" style:column-width="0.5646in"/>
    </style:style>
    <style:style style:name="co40" style:family="table-column">
      <style:table-column-properties fo:break-before="auto" style:column-width="0.5311in"/>
    </style:style>
    <style:style style:name="co41" style:family="table-column">
      <style:table-column-properties fo:break-before="auto" style:column-width="0.5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lanin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K2536-D</text:p>
          </table:table-cell>
          <table:covered-table-cell table:number-columns-repeated="8" table:style-name="ce1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nA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nA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nA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nA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nA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nA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48871" calcext:value-type="float">
            <text:p>0.48871</text:p>
          </table:table-cell>
          <table:table-cell office:value-type="float" office:value="1.31328" calcext:value-type="float">
            <text:p>1.31328</text:p>
          </table:table-cell>
          <table:table-cell office:value-type="float" office:value="0.398" calcext:value-type="float">
            <text:p>0.398</text:p>
          </table:table-cell>
          <table:table-cell office:value-type="float" office:value="0.68965" calcext:value-type="float">
            <text:p>0.68965</text:p>
          </table:table-cell>
          <table:table-cell office:value-type="float" office:value="0.14169" calcext:value-type="float">
            <text:p>0.14169</text:p>
          </table:table-cell>
          <table:table-cell office:value-type="float" office:value="0.20728" calcext:value-type="float">
            <text:p>0.20728</text:p>
          </table:table-cell>
          <table:table-cell office:value-type="float" office:value="0.69908" calcext:value-type="float">
            <text:p>0.69908</text:p>
          </table:table-cell>
          <table:table-cell office:value-type="float" office:value="1.14598" calcext:value-type="float">
            <text:p>1.14598</text:p>
          </table:table-cell>
          <table:table-cell table:style-name="ce12" office:value-type="float" office:value="0.48522" calcext:value-type="float">
            <text:p>0.48522</text:p>
          </table:table-cell>
          <table:table-cell table:style-name="ce12" office:value-type="float" office:value="0.47771" calcext:value-type="float">
            <text:p>0.47771</text:p>
          </table:table-cell>
          <table:table-cell table:style-name="ce12" office:value-type="float" office:value="0.90209" calcext:value-type="float">
            <text:p>0.90209</text:p>
          </table:table-cell>
          <table:table-cell table:style-name="ce12" office:value-type="float" office:value="0.90821" calcext:value-type="float">
            <text:p>0.90821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1.04019" calcext:value-type="float">
            <text:p>1.04019</text:p>
          </table:table-cell>
          <table:table-cell office:value-type="float" office:value="0.50224" calcext:value-type="float">
            <text:p>0.50224</text:p>
          </table:table-cell>
          <table:table-cell office:value-type="float" office:value="0.66231" calcext:value-type="float">
            <text:p>0.66231</text:p>
          </table:table-cell>
          <table:table-cell office:value-type="float" office:value="0.04297" calcext:value-type="float">
            <text:p>0.04297</text:p>
          </table:table-cell>
          <table:table-cell office:value-type="float" office:value="0.13278" calcext:value-type="float">
            <text:p>0.13278</text:p>
          </table:table-cell>
          <table:table-cell office:value-type="float" office:value="0.79692" calcext:value-type="float">
            <text:p>0.79692</text:p>
          </table:table-cell>
          <table:table-cell office:value-type="float" office:value="1.0199" calcext:value-type="float">
            <text:p>1.0199</text:p>
          </table:table-cell>
          <table:table-cell table:style-name="ce12" office:value-type="float" office:value="0.55313" calcext:value-type="float">
            <text:p>0.55313</text:p>
          </table:table-cell>
          <table:table-cell table:style-name="ce12" office:value-type="float" office:value="0.42515" calcext:value-type="float">
            <text:p>0.42515</text:p>
          </table:table-cell>
          <table:table-cell table:style-name="ce12" office:value-type="float" office:value="0.84603" calcext:value-type="float">
            <text:p>0.84603</text:p>
          </table:table-cell>
          <table:table-cell table:style-name="ce12" office:value-type="float" office:value="0.91507" calcext:value-type="float">
            <text:p>0.91507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76522" calcext:value-type="float">
            <text:p>1.76522</text:p>
          </table:table-cell>
          <table:table-cell office:value-type="float" office:value="5.36905" calcext:value-type="float">
            <text:p>5.36905</text:p>
          </table:table-cell>
          <table:table-cell office:value-type="float" office:value="0.9037" calcext:value-type="float">
            <text:p>0.9037</text:p>
          </table:table-cell>
          <table:table-cell office:value-type="float" office:value="1.49535" calcext:value-type="float">
            <text:p>1.49535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38034" calcext:value-type="float">
            <text:p>0.38034</text:p>
          </table:table-cell>
          <table:table-cell office:value-type="float" office:value="1.32862" calcext:value-type="float">
            <text:p>1.32862</text:p>
          </table:table-cell>
          <table:table-cell office:value-type="float" office:value="2.31712" calcext:value-type="float">
            <text:p>2.31712</text:p>
          </table:table-cell>
          <table:table-cell table:style-name="ce12" office:value-type="float" office:value="0.92216" calcext:value-type="float">
            <text:p>0.92216</text:p>
          </table:table-cell>
          <table:table-cell table:style-name="ce12" office:value-type="float" office:value="0.96591" calcext:value-type="float">
            <text:p>0.96591</text:p>
          </table:table-cell>
          <table:table-cell table:style-name="ce12" office:value-type="float" office:value="0.43476" calcext:value-type="float">
            <text:p>0.43476</text:p>
          </table:table-cell>
          <table:table-cell table:style-name="ce12" office:value-type="float" office:value="0.31907" calcext:value-type="float">
            <text:p>0.31907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77525" calcext:value-type="float">
            <text:p>1.77525</text:p>
          </table:table-cell>
          <table:table-cell office:value-type="float" office:value="4.35222" calcext:value-type="float">
            <text:p>4.35222</text:p>
          </table:table-cell>
          <table:table-cell office:value-type="float" office:value="0.87947" calcext:value-type="float">
            <text:p>0.87947</text:p>
          </table:table-cell>
          <table:table-cell office:value-type="float" office:value="1.45426" calcext:value-type="float">
            <text:p>1.45426</text:p>
          </table:table-cell>
          <table:table-cell office:value-type="float" office:value="0.40339" calcext:value-type="float">
            <text:p>0.40339</text:p>
          </table:table-cell>
          <table:table-cell office:value-type="float" office:value="0.4998" calcext:value-type="float">
            <text:p>0.4998</text:p>
          </table:table-cell>
          <table:table-cell office:value-type="float" office:value="1.33239" calcext:value-type="float">
            <text:p>1.33239</text:p>
          </table:table-cell>
          <table:table-cell office:value-type="float" office:value="2.0862" calcext:value-type="float">
            <text:p>2.0862</text:p>
          </table:table-cell>
          <table:table-cell table:style-name="ce12" office:value-type="float" office:value="0.92478" calcext:value-type="float">
            <text:p>0.92478</text:p>
          </table:table-cell>
          <table:table-cell table:style-name="ce12" office:value-type="float" office:value="0.86965" calcext:value-type="float">
            <text:p>0.86965</text:p>
          </table:table-cell>
          <table:table-cell table:style-name="ce12" office:value-type="float" office:value="0.47262" calcext:value-type="float">
            <text:p>0.47262</text:p>
          </table:table-cell>
          <table:table-cell table:style-name="ce12" office:value-type="float" office:value="0.55301" calcext:value-type="float">
            <text:p>0.55301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0.98396" calcext:value-type="float">
            <text:p>0.98396</text:p>
          </table:table-cell>
          <table:table-cell office:value-type="float" office:value="1.09342" calcext:value-type="float">
            <text:p>1.09342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62577" calcext:value-type="float">
            <text:p>0.62577</text:p>
          </table:table-cell>
          <table:table-cell office:value-type="float" office:value="0.14346" calcext:value-type="float">
            <text:p>0.14346</text:p>
          </table:table-cell>
          <table:table-cell office:value-type="float" office:value="0.08069" calcext:value-type="float">
            <text:p>0.08069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1.04567" calcext:value-type="float">
            <text:p>1.04567</text:p>
          </table:table-cell>
          <table:table-cell table:style-name="ce12" office:value-type="float" office:value="0.68849" calcext:value-type="float">
            <text:p>0.68849</text:p>
          </table:table-cell>
          <table:table-cell table:style-name="ce12" office:value-type="float" office:value="0.4359" calcext:value-type="float">
            <text:p>0.4359</text:p>
          </table:table-cell>
          <table:table-cell table:style-name="ce12" office:value-type="float" office:value="0.75198" calcext:value-type="float">
            <text:p>0.75198</text:p>
          </table:table-cell>
          <table:table-cell table:style-name="ce12" office:value-type="float" office:value="0.91922" calcext:value-type="float">
            <text:p>0.91922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0563" calcext:value-type="float">
            <text:p>3.0563</text:p>
          </table:table-cell>
          <table:table-cell office:value-type="float" office:value="8.00373" calcext:value-type="float">
            <text:p>8.00373</text:p>
          </table:table-cell>
          <table:table-cell office:value-type="float" office:value="1.20394" calcext:value-type="float">
            <text:p>1.20394</text:p>
          </table:table-cell>
          <table:table-cell office:value-type="float" office:value="1.86107" calcext:value-type="float">
            <text:p>1.86107</text:p>
          </table:table-cell>
          <table:table-cell office:value-type="float" office:value="-0.30156" calcext:value-type="float">
            <text:p>-0.30156</text:p>
          </table:table-cell>
          <table:table-cell office:value-type="float" office:value="-0.42332" calcext:value-type="float">
            <text:p>-0.42332</text:p>
          </table:table-cell>
          <table:table-cell office:value-type="float" office:value="1.74823" calcext:value-type="float">
            <text:p>1.74823</text:p>
          </table:table-cell>
          <table:table-cell office:value-type="float" office:value="2.82909" calcext:value-type="float">
            <text:p>2.82909</text:p>
          </table:table-cell>
          <table:table-cell table:style-name="ce12" office:value-type="float" office:value="1.21341" calcext:value-type="float">
            <text:p>1.21341</text:p>
          </table:table-cell>
          <table:table-cell table:style-name="ce12" office:value-type="float" office:value="1.17933" calcext:value-type="float">
            <text:p>1.17933</text:p>
          </table:table-cell>
          <table:table-cell table:style-name="ce12" office:value-type="float" office:value="0.25357" calcext:value-type="float">
            <text:p>0.25357</text:p>
          </table:table-cell>
          <table:table-cell table:style-name="ce12" office:value-type="float" office:value="0.11883" calcext:value-type="float">
            <text:p>0.11883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To Alanine mutation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 table:number-columns-spanned="8" table:number-rows-spanned="1">
            <text:p>To non-Alanine mutations</text:p>
          </table:table-cell>
          <table:covered-table-cell table:number-columns-repeated="7"/>
          <table:table-cell table:number-columns-repeated="4"/>
        </table:table-row>
      </table:table>
      <table:table table:name="amplitud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K2536-D</text:p>
          </table:table-cell>
          <table:covered-table-cell table:number-columns-repeated="8" table:style-name="ce1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S</text:p>
          </table:table-cell>
          <table:table-cell table:style-name="ce10" office:value-type="string" calcext:value-type="string">
            <text:p>MSE_W</text:p>
          </table:table-cell>
          <table:table-cell table:style-name="ce10" office:value-type="string" calcext:value-type="string">
            <text:p>MAE_S</text:p>
          </table:table-cell>
          <table:table-cell table:style-name="ce10" office:value-type="string" calcext:value-type="string">
            <text:p>MAE_W</text:p>
          </table:table-cell>
          <table:table-cell table:style-name="ce10" office:value-type="string" calcext:value-type="string">
            <text:p>MSigE_S</text:p>
          </table:table-cell>
          <table:table-cell table:style-name="ce10" office:value-type="string" calcext:value-type="string">
            <text:p>MSigE_W</text:p>
          </table:table-cell>
          <table:table-cell table:style-name="ce10" office:value-type="string" calcext:value-type="string">
            <text:p>RMSE_S</text:p>
          </table:table-cell>
          <table:table-cell table:style-name="ce10" office:value-type="string" calcext:value-type="string">
            <text:p>RMSE_W</text:p>
          </table:table-cell>
          <table:table-cell table:style-name="ce10" office:value-type="string" calcext:value-type="string">
            <text:p>nRMSE_S</text:p>
          </table:table-cell>
          <table:table-cell table:style-name="ce10" office:value-type="string" calcext:value-type="string">
            <text:p>nRMSE_W</text:p>
          </table:table-cell>
          <table:table-cell table:style-name="ce10" office:value-type="string" calcext:value-type="string">
            <text:p>ρ_S</text:p>
          </table:table-cell>
          <table:table-cell table:style-name="ce10" office:value-type="string" calcext:value-type="string">
            <text:p>ρ_W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2.81979" calcext:value-type="float">
            <text:p>2.81979</text:p>
          </table:table-cell>
          <table:table-cell office:value-type="float" office:value="0.19983" calcext:value-type="float">
            <text:p>0.19983</text:p>
          </table:table-cell>
          <table:table-cell office:value-type="float" office:value="1.20397" calcext:value-type="float">
            <text:p>1.20397</text:p>
          </table:table-cell>
          <table:table-cell office:value-type="float" office:value="0.30277" calcext:value-type="float">
            <text:p>0.30277</text:p>
          </table:table-cell>
          <table:table-cell office:value-type="float" office:value="0.76292" calcext:value-type="float">
            <text:p>0.76292</text:p>
          </table:table-cell>
          <table:table-cell office:value-type="float" office:value="-0.04463" calcext:value-type="float">
            <text:p>-0.04463</text:p>
          </table:table-cell>
          <table:table-cell office:value-type="float" office:value="1.67922" calcext:value-type="float">
            <text:p>1.67922</text:p>
          </table:table-cell>
          <table:table-cell office:value-type="float" office:value="0.44703" calcext:value-type="float">
            <text:p>0.44703</text:p>
          </table:table-cell>
          <table:table-cell table:style-name="ce12" office:value-type="float" office:value="0.58868" calcext:value-type="float">
            <text:p>0.58868</text:p>
          </table:table-cell>
          <table:table-cell table:style-name="ce12" office:value-type="float" office:value="0.57058" calcext:value-type="float">
            <text:p>0.57058</text:p>
          </table:table-cell>
          <table:table-cell table:style-name="ce12" office:value-type="float" office:value="0.87478" calcext:value-type="float">
            <text:p>0.87478</text:p>
          </table:table-cell>
          <table:table-cell table:style-name="ce12" office:value-type="float" office:value="0.82323" calcext:value-type="float">
            <text:p>0.82323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2.21183" calcext:value-type="float">
            <text:p>2.21183</text:p>
          </table:table-cell>
          <table:table-cell office:value-type="float" office:value="0.33144" calcext:value-type="float">
            <text:p>0.33144</text:p>
          </table:table-cell>
          <table:table-cell office:value-type="float" office:value="1.07243" calcext:value-type="float">
            <text:p>1.07243</text:p>
          </table:table-cell>
          <table:table-cell office:value-type="float" office:value="0.40206" calcext:value-type="float">
            <text:p>0.40206</text:p>
          </table:table-cell>
          <table:table-cell office:value-type="float" office:value="0.76708" calcext:value-type="float">
            <text:p>0.76708</text:p>
          </table:table-cell>
          <table:table-cell office:value-type="float" office:value="-0.16472" calcext:value-type="float">
            <text:p>-0.16472</text:p>
          </table:table-cell>
          <table:table-cell office:value-type="float" office:value="1.48722" calcext:value-type="float">
            <text:p>1.48722</text:p>
          </table:table-cell>
          <table:table-cell office:value-type="float" office:value="0.57571" calcext:value-type="float">
            <text:p>0.57571</text:p>
          </table:table-cell>
          <table:table-cell table:style-name="ce12" office:value-type="float" office:value="0.52137" calcext:value-type="float">
            <text:p>0.52137</text:p>
          </table:table-cell>
          <table:table-cell table:style-name="ce12" office:value-type="float" office:value="0.73482" calcext:value-type="float">
            <text:p>0.73482</text:p>
          </table:table-cell>
          <table:table-cell table:style-name="ce12" office:value-type="float" office:value="0.89899" calcext:value-type="float">
            <text:p>0.89899</text:p>
          </table:table-cell>
          <table:table-cell table:style-name="ce12" office:value-type="float" office:value="0.7314" calcext:value-type="float">
            <text:p>0.731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0.78212" calcext:value-type="float">
            <text:p>10.78212</text:p>
          </table:table-cell>
          <table:table-cell office:value-type="float" office:value="0.94164" calcext:value-type="float">
            <text:p>0.94164</text:p>
          </table:table-cell>
          <table:table-cell office:value-type="float" office:value="2.50179" calcext:value-type="float">
            <text:p>2.50179</text:p>
          </table:table-cell>
          <table:table-cell office:value-type="float" office:value="0.72436" calcext:value-type="float">
            <text:p>0.72436</text:p>
          </table:table-cell>
          <table:table-cell office:value-type="float" office:value="1.51732" calcext:value-type="float">
            <text:p>1.51732</text:p>
          </table:table-cell>
          <table:table-cell office:value-type="float" office:value="-0.29283" calcext:value-type="float">
            <text:p>-0.29283</text:p>
          </table:table-cell>
          <table:table-cell office:value-type="float" office:value="3.28361" calcext:value-type="float">
            <text:p>3.28361</text:p>
          </table:table-cell>
          <table:table-cell office:value-type="float" office:value="0.97038" calcext:value-type="float">
            <text:p>0.97038</text:p>
          </table:table-cell>
          <table:table-cell table:style-name="ce12" office:value-type="float" office:value="1.15113" calcext:value-type="float">
            <text:p>1.15113</text:p>
          </table:table-cell>
          <table:table-cell table:style-name="ce12" office:value-type="float" office:value="1.23858" calcext:value-type="float">
            <text:p>1.23858</text:p>
          </table:table-cell>
          <table:table-cell table:style-name="ce12" office:value-type="float" office:value="0.16544" calcext:value-type="float">
            <text:p>0.16544</text:p>
          </table:table-cell>
          <table:table-cell table:style-name="ce12" office:value-type="float" office:value="0.28297" calcext:value-type="float">
            <text:p>0.28297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9.38591" calcext:value-type="float">
            <text:p>9.38591</text:p>
          </table:table-cell>
          <table:table-cell office:value-type="float" office:value="0.75045" calcext:value-type="float">
            <text:p>0.75045</text:p>
          </table:table-cell>
          <table:table-cell office:value-type="float" office:value="2.55131" calcext:value-type="float">
            <text:p>2.55131</text:p>
          </table:table-cell>
          <table:table-cell office:value-type="float" office:value="0.66052" calcext:value-type="float">
            <text:p>0.66052</text:p>
          </table:table-cell>
          <table:table-cell office:value-type="float" office:value="1.83856" calcext:value-type="float">
            <text:p>1.83856</text:p>
          </table:table-cell>
          <table:table-cell office:value-type="float" office:value="-0.06613" calcext:value-type="float">
            <text:p>-0.06613</text:p>
          </table:table-cell>
          <table:table-cell office:value-type="float" office:value="3.06364" calcext:value-type="float">
            <text:p>3.06364</text:p>
          </table:table-cell>
          <table:table-cell office:value-type="float" office:value="0.86628" calcext:value-type="float">
            <text:p>0.86628</text:p>
          </table:table-cell>
          <table:table-cell table:style-name="ce12" office:value-type="float" office:value="1.07402" calcext:value-type="float">
            <text:p>1.07402</text:p>
          </table:table-cell>
          <table:table-cell table:style-name="ce12" office:value-type="float" office:value="1.10571" calcext:value-type="float">
            <text:p>1.10571</text:p>
          </table:table-cell>
          <table:table-cell table:style-name="ce12" office:value-type="float" office:value="0.52804" calcext:value-type="float">
            <text:p>0.52804</text:p>
          </table:table-cell>
          <table:table-cell table:style-name="ce12" office:value-type="float" office:value="0.29063" calcext:value-type="float">
            <text:p>0.29063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2.9475" calcext:value-type="float">
            <text:p>2.9475</text:p>
          </table:table-cell>
          <table:table-cell office:value-type="float" office:value="0.32567" calcext:value-type="float">
            <text:p>0.32567</text:p>
          </table:table-cell>
          <table:table-cell office:value-type="float" office:value="1.19335" calcext:value-type="float">
            <text:p>1.19335</text:p>
          </table:table-cell>
          <table:table-cell office:value-type="float" office:value="0.41602" calcext:value-type="float">
            <text:p>0.41602</text:p>
          </table:table-cell>
          <table:table-cell office:value-type="float" office:value="0.74355" calcext:value-type="float">
            <text:p>0.74355</text:p>
          </table:table-cell>
          <table:table-cell office:value-type="float" office:value="-0.12597" calcext:value-type="float">
            <text:p>-0.12597</text:p>
          </table:table-cell>
          <table:table-cell office:value-type="float" office:value="1.71683" calcext:value-type="float">
            <text:p>1.71683</text:p>
          </table:table-cell>
          <table:table-cell office:value-type="float" office:value="0.57068" calcext:value-type="float">
            <text:p>0.57068</text:p>
          </table:table-cell>
          <table:table-cell table:style-name="ce12" office:value-type="float" office:value="0.60186" calcext:value-type="float">
            <text:p>0.60186</text:p>
          </table:table-cell>
          <table:table-cell table:style-name="ce12" office:value-type="float" office:value="0.7284" calcext:value-type="float">
            <text:p>0.7284</text:p>
          </table:table-cell>
          <table:table-cell table:style-name="ce12" office:value-type="float" office:value="0.85703" calcext:value-type="float">
            <text:p>0.85703</text:p>
          </table:table-cell>
          <table:table-cell table:style-name="ce12" office:value-type="float" office:value="0.7169" calcext:value-type="float">
            <text:p>0.7169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12.22171" calcext:value-type="float">
            <text:p>12.22171</text:p>
          </table:table-cell>
          <table:table-cell office:value-type="float" office:value="3.12996" calcext:value-type="float">
            <text:p>3.12996</text:p>
          </table:table-cell>
          <table:table-cell office:value-type="float" office:value="2.52763" calcext:value-type="float">
            <text:p>2.52763</text:p>
          </table:table-cell>
          <table:table-cell office:value-type="float" office:value="1.17388" calcext:value-type="float">
            <text:p>1.17388</text:p>
          </table:table-cell>
          <table:table-cell office:value-type="float" office:value="0.89474" calcext:value-type="float">
            <text:p>0.89474</text:p>
          </table:table-cell>
          <table:table-cell office:value-type="float" office:value="-0.83628" calcext:value-type="float">
            <text:p>-0.83628</text:p>
          </table:table-cell>
          <table:table-cell office:value-type="float" office:value="3.49596" calcext:value-type="float">
            <text:p>3.49596</text:p>
          </table:table-cell>
          <table:table-cell office:value-type="float" office:value="1.76917" calcext:value-type="float">
            <text:p>1.76917</text:p>
          </table:table-cell>
          <table:table-cell table:style-name="ce12" office:value-type="float" office:value="1.22557" calcext:value-type="float">
            <text:p>1.22557</text:p>
          </table:table-cell>
          <table:table-cell table:style-name="ce12" office:value-type="float" office:value="2.25814" calcext:value-type="float">
            <text:p>2.25814</text:p>
          </table:table-cell>
          <table:table-cell table:style-name="ce12" office:value-type="float" office:value="-0.01599" calcext:value-type="float">
            <text:p>-0.01599</text:p>
          </table:table-cell>
          <table:table-cell table:style-name="ce12" office:value-type="float" office:value="0.11916" calcext:value-type="float">
            <text:p>0.11916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 table:number-columns-spanned="8" table:number-rows-spanned="1">
            <text:p>Strong mutations (|DDGb| &gt; 2.0)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 table:number-columns-spanned="8" table:number-rows-spanned="1">
            <text:p>Weak mutations (|DDGb| &lt;= 2.0)</text:p>
          </table:table-cell>
          <table:covered-table-cell table:number-columns-repeated="7"/>
          <table:table-cell table:number-columns-repeated="4"/>
        </table:table-row>
      </table:table>
      <table:table table:name="dimers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K2536-D</text:p>
          </table:table-cell>
          <table:covered-table-cell table:number-columns-repeated="8" table:style-name="ce1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D</text:p>
          </table:table-cell>
          <table:table-cell table:style-name="ce10" office:value-type="string" calcext:value-type="string">
            <text:p>MSE_nD</text:p>
          </table:table-cell>
          <table:table-cell table:style-name="ce10" office:value-type="string" calcext:value-type="string">
            <text:p>MAE_D</text:p>
          </table:table-cell>
          <table:table-cell table:style-name="ce10" office:value-type="string" calcext:value-type="string">
            <text:p>MAE_nD</text:p>
          </table:table-cell>
          <table:table-cell table:style-name="ce10" office:value-type="string" calcext:value-type="string">
            <text:p>MSigE_D</text:p>
          </table:table-cell>
          <table:table-cell table:style-name="ce10" office:value-type="string" calcext:value-type="string">
            <text:p>MSigE_nD</text:p>
          </table:table-cell>
          <table:table-cell table:style-name="ce10" office:value-type="string" calcext:value-type="string">
            <text:p>RMSE_D</text:p>
          </table:table-cell>
          <table:table-cell table:style-name="ce10" office:value-type="string" calcext:value-type="string">
            <text:p>RMSE_nD</text:p>
          </table:table-cell>
          <table:table-cell table:style-name="ce10" office:value-type="string" calcext:value-type="string">
            <text:p>nRMSE_D</text:p>
          </table:table-cell>
          <table:table-cell table:style-name="ce10" office:value-type="string" calcext:value-type="string">
            <text:p>nRMSE_nD</text:p>
          </table:table-cell>
          <table:table-cell table:style-name="ce10" office:value-type="string" calcext:value-type="string">
            <text:p>ρ_D</text:p>
          </table:table-cell>
          <table:table-cell table:style-name="ce10" office:value-type="string" calcext:value-type="string">
            <text:p>ρ_nD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2139" calcext:value-type="float">
            <text:p>1.12139</text:p>
          </table:table-cell>
          <table:table-cell office:value-type="float" office:value="0.54222" calcext:value-type="float">
            <text:p>0.54222</text:p>
          </table:table-cell>
          <table:table-cell office:value-type="float" office:value="0.61259" calcext:value-type="float">
            <text:p>0.61259</text:p>
          </table:table-cell>
          <table:table-cell office:value-type="float" office:value="0.43341" calcext:value-type="float">
            <text:p>0.43341</text:p>
          </table:table-cell>
          <table:table-cell office:value-type="float" office:value="0.20212" calcext:value-type="float">
            <text:p>0.20212</text:p>
          </table:table-cell>
          <table:table-cell office:value-type="float" office:value="0.12783" calcext:value-type="float">
            <text:p>0.12783</text:p>
          </table:table-cell>
          <table:table-cell office:value-type="float" office:value="1.05896" calcext:value-type="float">
            <text:p>1.05896</text:p>
          </table:table-cell>
          <table:table-cell office:value-type="float" office:value="0.73636" calcext:value-type="float">
            <text:p>0.73636</text:p>
          </table:table-cell>
          <table:table-cell table:style-name="ce12" office:value-type="float" office:value="0.48829" calcext:value-type="float">
            <text:p>0.48829</text:p>
          </table:table-cell>
          <table:table-cell table:style-name="ce12" office:value-type="float" office:value="0.45119" calcext:value-type="float">
            <text:p>0.45119</text:p>
          </table:table-cell>
          <table:table-cell table:style-name="ce12" office:value-type="float" office:value="0.90464" calcext:value-type="float">
            <text:p>0.90464</text:p>
          </table:table-cell>
          <table:table-cell table:style-name="ce12" office:value-type="float" office:value="0.91407" calcext:value-type="float">
            <text:p>0.91407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51646" calcext:value-type="float">
            <text:p>0.51646</text:p>
          </table:table-cell>
          <table:table-cell office:value-type="float" office:value="1.43173" calcext:value-type="float">
            <text:p>1.43173</text:p>
          </table:table-cell>
          <table:table-cell office:value-type="float" office:value="0.48778" calcext:value-type="float">
            <text:p>0.48778</text:p>
          </table:table-cell>
          <table:table-cell office:value-type="float" office:value="0.75886" calcext:value-type="float">
            <text:p>0.75886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21747" calcext:value-type="float">
            <text:p>0.21747</text:p>
          </table:table-cell>
          <table:table-cell office:value-type="float" office:value="0.71865" calcext:value-type="float">
            <text:p>0.71865</text:p>
          </table:table-cell>
          <table:table-cell office:value-type="float" office:value="1.19655" calcext:value-type="float">
            <text:p>1.19655</text:p>
          </table:table-cell>
          <table:table-cell table:style-name="ce12" office:value-type="float" office:value="0.33137" calcext:value-type="float">
            <text:p>0.33137</text:p>
          </table:table-cell>
          <table:table-cell table:style-name="ce12" office:value-type="float" office:value="0.73316" calcext:value-type="float">
            <text:p>0.73316</text:p>
          </table:table-cell>
          <table:table-cell table:style-name="ce12" office:value-type="float" office:value="0.95227" calcext:value-type="float">
            <text:p>0.95227</text:p>
          </table:table-cell>
          <table:table-cell table:style-name="ce12" office:value-type="float" office:value="0.7101" calcext:value-type="float">
            <text:p>0.7101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36046" calcext:value-type="float">
            <text:p>4.36046</text:p>
          </table:table-cell>
          <table:table-cell office:value-type="float" office:value="2.3039" calcext:value-type="float">
            <text:p>2.3039</text:p>
          </table:table-cell>
          <table:table-cell office:value-type="float" office:value="1.3037" calcext:value-type="float">
            <text:p>1.3037</text:p>
          </table:table-cell>
          <table:table-cell office:value-type="float" office:value="1.0389" calcext:value-type="float">
            <text:p>1.0389</text:p>
          </table:table-cell>
          <table:table-cell office:value-type="float" office:value="0.22811" calcext:value-type="float">
            <text:p>0.22811</text:p>
          </table:table-cell>
          <table:table-cell office:value-type="float" office:value="0.15139" calcext:value-type="float">
            <text:p>0.15139</text:p>
          </table:table-cell>
          <table:table-cell office:value-type="float" office:value="2.08817" calcext:value-type="float">
            <text:p>2.08817</text:p>
          </table:table-cell>
          <table:table-cell office:value-type="float" office:value="1.51786" calcext:value-type="float">
            <text:p>1.51786</text:p>
          </table:table-cell>
          <table:table-cell table:style-name="ce12" office:value-type="float" office:value="0.96286" calcext:value-type="float">
            <text:p>0.96286</text:p>
          </table:table-cell>
          <table:table-cell table:style-name="ce12" office:value-type="float" office:value="0.93004" calcext:value-type="float">
            <text:p>0.93004</text:p>
          </table:table-cell>
          <table:table-cell table:style-name="ce12" office:value-type="float" office:value="0.32266" calcext:value-type="float">
            <text:p>0.32266</text:p>
          </table:table-cell>
          <table:table-cell table:style-name="ce12" office:value-type="float" office:value="0.40667" calcext:value-type="float">
            <text:p>0.40667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21123" calcext:value-type="float">
            <text:p>3.21123</text:p>
          </table:table-cell>
          <table:table-cell office:value-type="float" office:value="2.91344" calcext:value-type="float">
            <text:p>2.91344</text:p>
          </table:table-cell>
          <table:table-cell office:value-type="float" office:value="1.2154" calcext:value-type="float">
            <text:p>1.2154</text:p>
          </table:table-cell>
          <table:table-cell office:value-type="float" office:value="1.10528" calcext:value-type="float">
            <text:p>1.10528</text:p>
          </table:table-cell>
          <table:table-cell office:value-type="float" office:value="0.28234" calcext:value-type="float">
            <text:p>0.28234</text:p>
          </table:table-cell>
          <table:table-cell office:value-type="float" office:value="0.75947" calcext:value-type="float">
            <text:p>0.75947</text:p>
          </table:table-cell>
          <table:table-cell office:value-type="float" office:value="1.79199" calcext:value-type="float">
            <text:p>1.79199</text:p>
          </table:table-cell>
          <table:table-cell office:value-type="float" office:value="1.70688" calcext:value-type="float">
            <text:p>1.70688</text:p>
          </table:table-cell>
          <table:table-cell table:style-name="ce12" office:value-type="float" office:value="0.82629" calcext:value-type="float">
            <text:p>0.82629</text:p>
          </table:table-cell>
          <table:table-cell table:style-name="ce12" office:value-type="float" office:value="1.04586" calcext:value-type="float">
            <text:p>1.04586</text:p>
          </table:table-cell>
          <table:table-cell table:style-name="ce12" office:value-type="float" office:value="0.59456" calcext:value-type="float">
            <text:p>0.59456</text:p>
          </table:table-cell>
          <table:table-cell table:style-name="ce12" office:value-type="float" office:value="0.37372" calcext:value-type="float">
            <text:p>0.37372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09314" calcext:value-type="float">
            <text:p>1.09314</text:p>
          </table:table-cell>
          <table:table-cell office:value-type="float" office:value="0.94588" calcext:value-type="float">
            <text:p>0.94588</text:p>
          </table:table-cell>
          <table:table-cell office:value-type="float" office:value="0.65492" calcext:value-type="float">
            <text:p>0.65492</text:p>
          </table:table-cell>
          <table:table-cell office:value-type="float" office:value="0.57955" calcext:value-type="float">
            <text:p>0.57955</text:p>
          </table:table-cell>
          <table:table-cell office:value-type="float" office:value="0.12708" calcext:value-type="float">
            <text:p>0.12708</text:p>
          </table:table-cell>
          <table:table-cell office:value-type="float" office:value="0.08237" calcext:value-type="float">
            <text:p>0.08237</text:p>
          </table:table-cell>
          <table:table-cell office:value-type="float" office:value="1.04553" calcext:value-type="float">
            <text:p>1.04553</text:p>
          </table:table-cell>
          <table:table-cell office:value-type="float" office:value="0.97256" calcext:value-type="float">
            <text:p>0.97256</text:p>
          </table:table-cell>
          <table:table-cell table:style-name="ce12" office:value-type="float" office:value="0.4821" calcext:value-type="float">
            <text:p>0.4821</text:p>
          </table:table-cell>
          <table:table-cell table:style-name="ce12" office:value-type="float" office:value="0.59592" calcext:value-type="float">
            <text:p>0.59592</text:p>
          </table:table-cell>
          <table:table-cell table:style-name="ce12" office:value-type="float" office:value="0.90173" calcext:value-type="float">
            <text:p>0.90173</text:p>
          </table:table-cell>
          <table:table-cell table:style-name="ce12" office:value-type="float" office:value="0.81086" calcext:value-type="float">
            <text:p>0.81086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40208" calcext:value-type="float">
            <text:p>6.40208</text:p>
          </table:table-cell>
          <table:table-cell office:value-type="float" office:value="4.18512" calcext:value-type="float">
            <text:p>4.18512</text:p>
          </table:table-cell>
          <table:table-cell office:value-type="float" office:value="1.63763" calcext:value-type="float">
            <text:p>1.63763</text:p>
          </table:table-cell>
          <table:table-cell office:value-type="float" office:value="1.37309" calcext:value-type="float">
            <text:p>1.37309</text:p>
          </table:table-cell>
          <table:table-cell office:value-type="float" office:value="-0.28289" calcext:value-type="float">
            <text:p>-0.28289</text:p>
          </table:table-cell>
          <table:table-cell office:value-type="float" office:value="-0.51054" calcext:value-type="float">
            <text:p>-0.51054</text:p>
          </table:table-cell>
          <table:table-cell office:value-type="float" office:value="2.53023" calcext:value-type="float">
            <text:p>2.53023</text:p>
          </table:table-cell>
          <table:table-cell office:value-type="float" office:value="2.04576" calcext:value-type="float">
            <text:p>2.04576</text:p>
          </table:table-cell>
          <table:table-cell table:style-name="ce12" office:value-type="float" office:value="1.1667" calcext:value-type="float">
            <text:p>1.1667</text:p>
          </table:table-cell>
          <table:table-cell table:style-name="ce12" office:value-type="float" office:value="1.2535" calcext:value-type="float">
            <text:p>1.2535</text:p>
          </table:table-cell>
          <table:table-cell table:style-name="ce12" office:value-type="float" office:value="0.10879" calcext:value-type="float">
            <text:p>0.10879</text:p>
          </table:table-cell>
          <table:table-cell table:style-name="ce12" office:value-type="float" office:value="0.28108" calcext:value-type="float">
            <text:p>0.2810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 table:number-columns-spanned="8" table:number-rows-spanned="1">
            <text:p>Mutations in Dimeric interactions (two chains)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 table:number-columns-spanned="8" table:number-rows-spanned="1">
            <text:p>Mutations in Multimeric interactions (more than two chains)</text:p>
          </table:table-cell>
          <table:covered-table-cell table:number-columns-repeated="7"/>
          <table:table-cell table:number-columns-repeated="4"/>
        </table:table-row>
      </table:table>
      <table:table table:name="interfac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K2536-D</text:p>
          </table:table-cell>
          <table:covered-table-cell table:number-columns-repeated="8" table:style-name="ce1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I</text:p>
          </table:table-cell>
          <table:table-cell table:style-name="ce10" office:value-type="string" calcext:value-type="string">
            <text:p>MSE_nI</text:p>
          </table:table-cell>
          <table:table-cell table:style-name="ce10" office:value-type="string" calcext:value-type="string">
            <text:p>MAE_I</text:p>
          </table:table-cell>
          <table:table-cell table:style-name="ce10" office:value-type="string" calcext:value-type="string">
            <text:p>MAE_nI</text:p>
          </table:table-cell>
          <table:table-cell table:style-name="ce10" office:value-type="string" calcext:value-type="string">
            <text:p>MSigE_I</text:p>
          </table:table-cell>
          <table:table-cell table:style-name="ce10" office:value-type="string" calcext:value-type="string">
            <text:p>MSigE_nI</text:p>
          </table:table-cell>
          <table:table-cell table:style-name="ce10" office:value-type="string" calcext:value-type="string">
            <text:p>RMSE_I</text:p>
          </table:table-cell>
          <table:table-cell table:style-name="ce10" office:value-type="string" calcext:value-type="string">
            <text:p>RMSE_nI</text:p>
          </table:table-cell>
          <table:table-cell table:style-name="ce10" office:value-type="string" calcext:value-type="string">
            <text:p>nRMSE_I</text:p>
          </table:table-cell>
          <table:table-cell table:style-name="ce10" office:value-type="string" calcext:value-type="string">
            <text:p>nRMSE_nI</text:p>
          </table:table-cell>
          <table:table-cell table:style-name="ce10" office:value-type="string" calcext:value-type="string">
            <text:p>ρ_I</text:p>
          </table:table-cell>
          <table:table-cell table:style-name="ce10" office:value-type="string" calcext:value-type="string">
            <text:p>ρ_nI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08538" calcext:value-type="float">
            <text:p>1.08538</text:p>
          </table:table-cell>
          <table:table-cell office:value-type="float" office:value="0.31318" calcext:value-type="float">
            <text:p>0.31318</text:p>
          </table:table-cell>
          <table:table-cell office:value-type="float" office:value="0.62058" calcext:value-type="float">
            <text:p>0.62058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5425" calcext:value-type="float">
            <text:p>0.05425</text:p>
          </table:table-cell>
          <table:table-cell office:value-type="float" office:value="1.04181" calcext:value-type="float">
            <text:p>1.04181</text:p>
          </table:table-cell>
          <table:table-cell office:value-type="float" office:value="0.55963" calcext:value-type="float">
            <text:p>0.55963</text:p>
          </table:table-cell>
          <table:table-cell table:style-name="ce12" office:value-type="float" office:value="0.4839" calcext:value-type="float">
            <text:p>0.4839</text:p>
          </table:table-cell>
          <table:table-cell table:style-name="ce12" office:value-type="float" office:value="0.55518" calcext:value-type="float">
            <text:p>0.55518</text:p>
          </table:table-cell>
          <table:table-cell table:style-name="ce12" office:value-type="float" office:value="0.90519" calcext:value-type="float">
            <text:p>0.90519</text:p>
          </table:table-cell>
          <table:table-cell table:style-name="ce12" office:value-type="float" office:value="0.86834" calcext:value-type="float">
            <text:p>0.86834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41563" calcext:value-type="float">
            <text:p>0.4156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39894" calcext:value-type="float">
            <text:p>0.39894</text:p>
          </table:table-cell>
          <table:table-cell office:value-type="float" office:value="0.12024" calcext:value-type="float">
            <text:p>0.12024</text:p>
          </table:table-cell>
          <table:table-cell office:value-type="float" office:value="-0.01923" calcext:value-type="float">
            <text:p>-0.01923</text:p>
          </table:table-cell>
          <table:table-cell office:value-type="float" office:value="0.98295" calcext:value-type="float">
            <text:p>0.98295</text:p>
          </table:table-cell>
          <table:table-cell office:value-type="float" office:value="0.64469" calcext:value-type="float">
            <text:p>0.64469</text:p>
          </table:table-cell>
          <table:table-cell table:style-name="ce12" office:value-type="float" office:value="0.45656" calcext:value-type="float">
            <text:p>0.45656</text:p>
          </table:table-cell>
          <table:table-cell table:style-name="ce12" office:value-type="float" office:value="0.63957" calcext:value-type="float">
            <text:p>0.63957</text:p>
          </table:table-cell>
          <table:table-cell table:style-name="ce12" office:value-type="float" office:value="0.90038" calcext:value-type="float">
            <text:p>0.90038</text:p>
          </table:table-cell>
          <table:table-cell table:style-name="ce12" office:value-type="float" office:value="0.77847" calcext:value-type="float">
            <text:p>0.77847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3727" calcext:value-type="float">
            <text:p>4.3727</text:p>
          </table:table-cell>
          <table:table-cell office:value-type="float" office:value="0.99905" calcext:value-type="float">
            <text:p>0.99905</text:p>
          </table:table-cell>
          <table:table-cell office:value-type="float" office:value="1.37698" calcext:value-type="float">
            <text:p>1.37698</text:p>
          </table:table-cell>
          <table:table-cell office:value-type="float" office:value="0.61936" calcext:value-type="float">
            <text:p>0.61936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08399" calcext:value-type="float">
            <text:p>0.08399</text:p>
          </table:table-cell>
          <table:table-cell office:value-type="float" office:value="2.0911" calcext:value-type="float">
            <text:p>2.0911</text:p>
          </table:table-cell>
          <table:table-cell office:value-type="float" office:value="0.99953" calcext:value-type="float">
            <text:p>0.99953</text:p>
          </table:table-cell>
          <table:table-cell table:style-name="ce12" office:value-type="float" office:value="0.97127" calcext:value-type="float">
            <text:p>0.97127</text:p>
          </table:table-cell>
          <table:table-cell table:style-name="ce12" office:value-type="float" office:value="0.99158" calcext:value-type="float">
            <text:p>0.99158</text:p>
          </table:table-cell>
          <table:table-cell table:style-name="ce12" office:value-type="float" office:value="0.30979" calcext:value-type="float">
            <text:p>0.30979</text:p>
          </table:table-cell>
          <table:table-cell table:style-name="ce12" office:value-type="float" office:value="0.21345" calcext:value-type="float">
            <text:p>0.21345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6996" calcext:value-type="float">
            <text:p>3.6996</text:p>
          </table:table-cell>
          <table:table-cell office:value-type="float" office:value="1.01751" calcext:value-type="float">
            <text:p>1.01751</text:p>
          </table:table-cell>
          <table:table-cell office:value-type="float" office:value="1.34447" calcext:value-type="float">
            <text:p>1.34447</text:p>
          </table:table-cell>
          <table:table-cell office:value-type="float" office:value="0.58493" calcext:value-type="float">
            <text:p>0.58493</text:p>
          </table:table-cell>
          <table:table-cell office:value-type="float" office:value="0.51084" calcext:value-type="float">
            <text:p>0.51084</text:p>
          </table:table-cell>
          <table:table-cell office:value-type="float" office:value="0.25063" calcext:value-type="float">
            <text:p>0.25063</text:p>
          </table:table-cell>
          <table:table-cell office:value-type="float" office:value="1.92343" calcext:value-type="float">
            <text:p>1.92343</text:p>
          </table:table-cell>
          <table:table-cell office:value-type="float" office:value="1.00872" calcext:value-type="float">
            <text:p>1.00872</text:p>
          </table:table-cell>
          <table:table-cell table:style-name="ce12" office:value-type="float" office:value="0.89339" calcext:value-type="float">
            <text:p>0.89339</text:p>
          </table:table-cell>
          <table:table-cell table:style-name="ce12" office:value-type="float" office:value="1.00069" calcext:value-type="float">
            <text:p>1.00069</text:p>
          </table:table-cell>
          <table:table-cell table:style-name="ce12" office:value-type="float" office:value="0.51559" calcext:value-type="float">
            <text:p>0.51559</text:p>
          </table:table-cell>
          <table:table-cell table:style-name="ce12" office:value-type="float" office:value="0.2505" calcext:value-type="float">
            <text:p>0.250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17147" calcext:value-type="float">
            <text:p>1.17147</text:p>
          </table:table-cell>
          <table:table-cell office:value-type="float" office:value="0.58073" calcext:value-type="float">
            <text:p>0.58073</text:p>
          </table:table-cell>
          <table:table-cell office:value-type="float" office:value="0.67516" calcext:value-type="float">
            <text:p>0.67516</text:p>
          </table:table-cell>
          <table:table-cell office:value-type="float" office:value="0.46227" calcext:value-type="float">
            <text:p>0.46227</text:p>
          </table:table-cell>
          <table:table-cell office:value-type="float" office:value="0.14546" calcext:value-type="float">
            <text:p>0.14546</text:p>
          </table:table-cell>
          <table:table-cell office:value-type="float" office:value="-0.00953" calcext:value-type="float">
            <text:p>-0.00953</text:p>
          </table:table-cell>
          <table:table-cell office:value-type="float" office:value="1.08235" calcext:value-type="float">
            <text:p>1.08235</text:p>
          </table:table-cell>
          <table:table-cell office:value-type="float" office:value="0.76205" calcext:value-type="float">
            <text:p>0.76205</text:p>
          </table:table-cell>
          <table:table-cell table:style-name="ce12" office:value-type="float" office:value="0.50272" calcext:value-type="float">
            <text:p>0.50272</text:p>
          </table:table-cell>
          <table:table-cell table:style-name="ce12" office:value-type="float" office:value="0.75599" calcext:value-type="float">
            <text:p>0.75599</text:p>
          </table:table-cell>
          <table:table-cell table:style-name="ce12" office:value-type="float" office:value="0.88675" calcext:value-type="float">
            <text:p>0.88675</text:p>
          </table:table-cell>
          <table:table-cell table:style-name="ce12" office:value-type="float" office:value="0.65923" calcext:value-type="float">
            <text:p>0.65923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49068" calcext:value-type="float">
            <text:p>6.49068</text:p>
          </table:table-cell>
          <table:table-cell office:value-type="float" office:value="2.51398" calcext:value-type="float">
            <text:p>2.51398</text:p>
          </table:table-cell>
          <table:table-cell office:value-type="float" office:value="1.69512" calcext:value-type="float">
            <text:p>1.69512</text:p>
          </table:table-cell>
          <table:table-cell office:value-type="float" office:value="1.00909" calcext:value-type="float">
            <text:p>1.00909</text:p>
          </table:table-cell>
          <table:table-cell office:value-type="float" office:value="-0.34587" calcext:value-type="float">
            <text:p>-0.34587</text:p>
          </table:table-cell>
          <table:table-cell office:value-type="float" office:value="-0.42928" calcext:value-type="float">
            <text:p>-0.42928</text:p>
          </table:table-cell>
          <table:table-cell office:value-type="float" office:value="2.54768" calcext:value-type="float">
            <text:p>2.54768</text:p>
          </table:table-cell>
          <table:table-cell office:value-type="float" office:value="1.58555" calcext:value-type="float">
            <text:p>1.58555</text:p>
          </table:table-cell>
          <table:table-cell table:style-name="ce12" office:value-type="float" office:value="1.18334" calcext:value-type="float">
            <text:p>1.18334</text:p>
          </table:table-cell>
          <table:table-cell table:style-name="ce12" office:value-type="float" office:value="1.57294" calcext:value-type="float">
            <text:p>1.57294</text:p>
          </table:table-cell>
          <table:table-cell table:style-name="ce12" office:value-type="float" office:value="0.12519" calcext:value-type="float">
            <text:p>0.12519</text:p>
          </table:table-cell>
          <table:table-cell table:style-name="ce12" office:value-type="float" office:value="0.12617" calcext:value-type="float">
            <text:p>0.12617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 table:number-columns-spanned="8" table:number-rows-spanned="1">
            <text:p>Mutations located at the interface of the interac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 table:number-columns-spanned="8" table:number-rows-spanned="1">
            <text:p>Mutations located outside the interface of the interaction</text:p>
          </table:table-cell>
          <table:covered-table-cell table:number-columns-repeated="7"/>
          <table:table-cell table:number-columns-repeated="4"/>
        </table:table-row>
      </table:table>
      <table:table table:name="regions" table:style-name="ta1">
        <table:table-column table:style-name="co1" table:default-cell-style-name="Default"/>
        <table:table-column table:style-name="co18" table:default-cell-style-name="ce10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number-columns-repeated="2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number-columns-repeated="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2">
          <table:table-cell/>
          <table:table-cell table:style-name="ce9" office:value-type="string" calcext:value-type="string" table:number-columns-spanned="31" table:number-rows-spanned="1">
            <text:p>dataset: SK2536-D</text:p>
          </table:table-cell>
          <table:covered-table-cell table:number-columns-repeated="8" table:style-name="ce11"/>
          <table:covered-table-cell table:number-columns-repeated="2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COR</text:p>
          </table:table-cell>
          <table:table-cell table:style-name="ce10" office:value-type="string" calcext:value-type="string">
            <text:p>MSE_RIM</text:p>
          </table:table-cell>
          <table:table-cell table:style-name="ce10" office:value-type="string" calcext:value-type="string">
            <text:p>MSE_INT</text:p>
          </table:table-cell>
          <table:table-cell table:style-name="ce10" office:value-type="string" calcext:value-type="string">
            <text:p>MSE_SUP</text:p>
          </table:table-cell>
          <table:table-cell table:style-name="ce10" office:value-type="string" calcext:value-type="string">
            <text:p>MSE_SUR</text:p>
          </table:table-cell>
          <table:table-cell table:style-name="ce10" office:value-type="string" calcext:value-type="string">
            <text:p>MAE_COR</text:p>
          </table:table-cell>
          <table:table-cell table:style-name="ce10" office:value-type="string" calcext:value-type="string">
            <text:p>MAE_RIM</text:p>
          </table:table-cell>
          <table:table-cell table:style-name="ce10" office:value-type="string" calcext:value-type="string">
            <text:p>MAE_INT</text:p>
          </table:table-cell>
          <table:table-cell table:style-name="ce10" office:value-type="string" calcext:value-type="string">
            <text:p>MAE_SUP</text:p>
          </table:table-cell>
          <table:table-cell table:style-name="ce10" office:value-type="string" calcext:value-type="string">
            <text:p>MAE_SUR</text:p>
          </table:table-cell>
          <table:table-cell table:style-name="ce10" office:value-type="string" calcext:value-type="string">
            <text:p>MSigE_COR</text:p>
          </table:table-cell>
          <table:table-cell table:style-name="ce10" office:value-type="string" calcext:value-type="string">
            <text:p>MSigE_RIM</text:p>
          </table:table-cell>
          <table:table-cell table:style-name="ce10" office:value-type="string" calcext:value-type="string">
            <text:p>MSigE_INT</text:p>
          </table:table-cell>
          <table:table-cell table:style-name="ce10" office:value-type="string" calcext:value-type="string">
            <text:p>MSigE_SUP</text:p>
          </table:table-cell>
          <table:table-cell table:style-name="ce10" office:value-type="string" calcext:value-type="string">
            <text:p>MSigE_SUR</text:p>
          </table:table-cell>
          <table:table-cell table:style-name="ce10" office:value-type="string" calcext:value-type="string">
            <text:p>RMSE_COR</text:p>
          </table:table-cell>
          <table:table-cell table:style-name="ce10" office:value-type="string" calcext:value-type="string">
            <text:p>RMSE_RIM</text:p>
          </table:table-cell>
          <table:table-cell table:style-name="ce10" office:value-type="string" calcext:value-type="string">
            <text:p>RMSE_INT</text:p>
          </table:table-cell>
          <table:table-cell table:style-name="ce10" office:value-type="string" calcext:value-type="string">
            <text:p>RMSE_SUP</text:p>
          </table:table-cell>
          <table:table-cell table:style-name="ce10" office:value-type="string" calcext:value-type="string">
            <text:p>RMSE_SUR</text:p>
          </table:table-cell>
          <table:table-cell table:style-name="ce10" office:value-type="string" calcext:value-type="string">
            <text:p>nRMSE_COR</text:p>
          </table:table-cell>
          <table:table-cell table:style-name="ce10" office:value-type="string" calcext:value-type="string">
            <text:p>nRMSE_RIM</text:p>
          </table:table-cell>
          <table:table-cell table:style-name="ce10" office:value-type="string" calcext:value-type="string">
            <text:p>nRMSE_INT</text:p>
          </table:table-cell>
          <table:table-cell table:style-name="ce10" office:value-type="string" calcext:value-type="string">
            <text:p>nRMSE_SUP</text:p>
          </table:table-cell>
          <table:table-cell table:style-name="ce10" office:value-type="string" calcext:value-type="string">
            <text:p>nRMSE_SUR</text:p>
          </table:table-cell>
          <table:table-cell table:style-name="ce10" office:value-type="string" calcext:value-type="string">
            <text:p>ρ_COR</text:p>
          </table:table-cell>
          <table:table-cell table:style-name="ce10" office:value-type="string" calcext:value-type="string">
            <text:p>ρ_RIM</text:p>
          </table:table-cell>
          <table:table-cell table:style-name="ce10" office:value-type="string" calcext:value-type="string">
            <text:p>ρ_INT</text:p>
          </table:table-cell>
          <table:table-cell table:style-name="ce10" office:value-type="string" calcext:value-type="string">
            <text:p>ρ_SUP</text:p>
          </table:table-cell>
          <table:table-cell table:style-name="ce10" office:value-type="string" calcext:value-type="string">
            <text:p>ρ_SUR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44735" calcext:value-type="float">
            <text:p>1.44735</text:p>
          </table:table-cell>
          <table:table-cell office:value-type="float" office:value="0.48563" calcext:value-type="float">
            <text:p>0.48563</text:p>
          </table:table-cell>
          <table:table-cell office:value-type="float" office:value="0.61153" calcext:value-type="float">
            <text:p>0.61153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13639" calcext:value-type="float">
            <text:p>0.13639</text:p>
          </table:table-cell>
          <table:table-cell office:value-type="float" office:value="0.72803" calcext:value-type="float">
            <text:p>0.72803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44988" calcext:value-type="float">
            <text:p>0.44988</text:p>
          </table:table-cell>
          <table:table-cell table:style-name="ce12" office:value-type="float" office:value="0.55735" calcext:value-type="float">
            <text:p>0.55735</text:p>
          </table:table-cell>
          <table:table-cell table:style-name="ce12" office:value-type="float" office:value="0.20393" calcext:value-type="float">
            <text:p>0.20393</text:p>
          </table:table-cell>
          <table:table-cell table:style-name="ce12" office:value-type="float" office:value="0.24629" calcext:value-type="float">
            <text:p>0.24629</text:p>
          </table:table-cell>
          <table:table-cell table:style-name="ce12" office:value-type="float" office:value="0.14633" calcext:value-type="float">
            <text:p>0.14633</text:p>
          </table:table-cell>
          <table:table-cell table:style-name="ce12" office:value-type="float" office:value="0.07835" calcext:value-type="float">
            <text:p>0.07835</text:p>
          </table:table-cell>
          <table:table-cell table:style-name="ce12" office:value-type="float" office:value="0.17455" calcext:value-type="float">
            <text:p>0.17455</text:p>
          </table:table-cell>
          <table:table-cell table:style-name="ce12" office:value-type="float" office:value="0.03998" calcext:value-type="float">
            <text:p>0.03998</text:p>
          </table:table-cell>
          <table:table-cell table:style-name="ce12" office:value-type="float" office:value="1.20306" calcext:value-type="float">
            <text:p>1.20306</text:p>
          </table:table-cell>
          <table:table-cell table:style-name="ce12" office:value-type="float" office:value="0.69687" calcext:value-type="float">
            <text:p>0.69687</text:p>
          </table:table-cell>
          <table:table-cell table:style-name="ce12" office:value-type="float" office:value="0.78201" calcext:value-type="float">
            <text:p>0.78201</text:p>
          </table:table-cell>
          <table:table-cell table:style-name="ce12" office:value-type="float" office:value="0.80699" calcext:value-type="float">
            <text:p>0.80699</text:p>
          </table:table-cell>
          <table:table-cell table:style-name="ce12" office:value-type="float" office:value="0.3693" calcext:value-type="float">
            <text:p>0.3693</text:p>
          </table:table-cell>
          <table:table-cell table:style-name="ce12" office:value-type="float" office:value="0.49502" calcext:value-type="float">
            <text:p>0.49502</text:p>
          </table:table-cell>
          <table:table-cell table:style-name="ce12" office:value-type="float" office:value="0.51208" calcext:value-type="float">
            <text:p>0.51208</text:p>
          </table:table-cell>
          <table:table-cell table:style-name="ce12" office:value-type="float" office:value="0.55812" calcext:value-type="float">
            <text:p>0.55812</text:p>
          </table:table-cell>
          <table:table-cell table:style-name="ce12" office:value-type="float" office:value="0.46974" calcext:value-type="float">
            <text:p>0.46974</text:p>
          </table:table-cell>
          <table:table-cell table:style-name="ce12" office:value-type="float" office:value="0.5992" calcext:value-type="float">
            <text:p>0.5992</text:p>
          </table:table-cell>
          <table:table-cell table:style-name="ce12" office:value-type="float" office:value="0.89997" calcext:value-type="float">
            <text:p>0.89997</text:p>
          </table:table-cell>
          <table:table-cell table:style-name="ce12" office:value-type="float" office:value="0.90321" calcext:value-type="float">
            <text:p>0.90321</text:p>
          </table:table-cell>
          <table:table-cell table:style-name="ce12" office:value-type="float" office:value="0.86956" calcext:value-type="float">
            <text:p>0.86956</text:p>
          </table:table-cell>
          <table:table-cell table:style-name="ce12" office:value-type="float" office:value="0.91616" calcext:value-type="float">
            <text:p>0.91616</text:p>
          </table:table-cell>
          <table:table-cell table:style-name="ce12" office:value-type="float" office:value="0.84591" calcext:value-type="float">
            <text:p>0.84591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10928" calcext:value-type="float">
            <text:p>1.10928</text:p>
          </table:table-cell>
          <table:table-cell office:value-type="float" office:value="0.63541" calcext:value-type="float">
            <text:p>0.63541</text:p>
          </table:table-cell>
          <table:table-cell office:value-type="float" office:value="0.70378" calcext:value-type="float">
            <text:p>0.70378</text:p>
          </table:table-cell>
          <table:table-cell office:value-type="float" office:value="0.98826" calcext:value-type="float">
            <text:p>0.98826</text:p>
          </table:table-cell>
          <table:table-cell office:value-type="float" office:value="0.24488" calcext:value-type="float">
            <text:p>0.24488</text:p>
          </table:table-cell>
          <table:table-cell office:value-type="float" office:value="0.70068" calcext:value-type="float">
            <text:p>0.70068</text:p>
          </table:table-cell>
          <table:table-cell office:value-type="float" office:value="0.50905" calcext:value-type="float">
            <text:p>0.50905</text:p>
          </table:table-cell>
          <table:table-cell office:value-type="float" office:value="0.57495" calcext:value-type="float">
            <text:p>0.57495</text:p>
          </table:table-cell>
          <table:table-cell table:style-name="ce12" office:value-type="float" office:value="0.61312" calcext:value-type="float">
            <text:p>0.61312</text:p>
          </table:table-cell>
          <table:table-cell table:style-name="ce12" office:value-type="float" office:value="0.29464" calcext:value-type="float">
            <text:p>0.29464</text:p>
          </table:table-cell>
          <table:table-cell table:style-name="ce12" office:value-type="float" office:value="0.137" calcext:value-type="float">
            <text:p>0.137</text:p>
          </table:table-cell>
          <table:table-cell table:style-name="ce12" office:value-type="float" office:value="0.07027" calcext:value-type="float">
            <text:p>0.07027</text:p>
          </table:table-cell>
          <table:table-cell table:style-name="ce12" office:value-type="float" office:value="0.02014" calcext:value-type="float">
            <text:p>0.02014</text:p>
          </table:table-cell>
          <table:table-cell table:style-name="ce12" office:value-type="float" office:value="0.14605" calcext:value-type="float">
            <text:p>0.14605</text:p>
          </table:table-cell>
          <table:table-cell table:style-name="ce12" office:value-type="float" office:value="-0.04256" calcext:value-type="float">
            <text:p>-0.04256</text:p>
          </table:table-cell>
          <table:table-cell table:style-name="ce12" office:value-type="float" office:value="1.05323" calcext:value-type="float">
            <text:p>1.05323</text:p>
          </table:table-cell>
          <table:table-cell table:style-name="ce12" office:value-type="float" office:value="0.79713" calcext:value-type="float">
            <text:p>0.79713</text:p>
          </table:table-cell>
          <table:table-cell table:style-name="ce12" office:value-type="float" office:value="0.83892" calcext:value-type="float">
            <text:p>0.83892</text:p>
          </table:table-cell>
          <table:table-cell table:style-name="ce12" office:value-type="float" office:value="0.99411" calcext:value-type="float">
            <text:p>0.99411</text:p>
          </table:table-cell>
          <table:table-cell table:style-name="ce12" office:value-type="float" office:value="0.49485" calcext:value-type="float">
            <text:p>0.49485</text:p>
          </table:table-cell>
          <table:table-cell table:style-name="ce12" office:value-type="float" office:value="0.43337" calcext:value-type="float">
            <text:p>0.43337</text:p>
          </table:table-cell>
          <table:table-cell table:style-name="ce12" office:value-type="float" office:value="0.58575" calcext:value-type="float">
            <text:p>0.58575</text:p>
          </table:table-cell>
          <table:table-cell table:style-name="ce12" office:value-type="float" office:value="0.59874" calcext:value-type="float">
            <text:p>0.59874</text:p>
          </table:table-cell>
          <table:table-cell table:style-name="ce12" office:value-type="float" office:value="0.57865" calcext:value-type="float">
            <text:p>0.57865</text:p>
          </table:table-cell>
          <table:table-cell table:style-name="ce12" office:value-type="float" office:value="0.8029" calcext:value-type="float">
            <text:p>0.8029</text:p>
          </table:table-cell>
          <table:table-cell table:style-name="ce12" office:value-type="float" office:value="0.91139" calcext:value-type="float">
            <text:p>0.91139</text:p>
          </table:table-cell>
          <table:table-cell table:style-name="ce12" office:value-type="float" office:value="0.83268" calcext:value-type="float">
            <text:p>0.83268</text:p>
          </table:table-cell>
          <table:table-cell table:style-name="ce12" office:value-type="float" office:value="0.81277" calcext:value-type="float">
            <text:p>0.81277</text:p>
          </table:table-cell>
          <table:table-cell table:style-name="ce12" office:value-type="float" office:value="0.83143" calcext:value-type="float">
            <text:p>0.83143</text:p>
          </table:table-cell>
          <table:table-cell table:style-name="ce12" office:value-type="float" office:value="0.60287" calcext:value-type="float">
            <text:p>0.60287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5.8625" calcext:value-type="float">
            <text:p>5.8625</text:p>
          </table:table-cell>
          <table:table-cell office:value-type="float" office:value="1.68961" calcext:value-type="float">
            <text:p>1.68961</text:p>
          </table:table-cell>
          <table:table-cell office:value-type="float" office:value="1.96934" calcext:value-type="float">
            <text:p>1.96934</text:p>
          </table:table-cell>
          <table:table-cell office:value-type="float" office:value="3.02962" calcext:value-type="float">
            <text:p>3.02962</text:p>
          </table:table-cell>
          <table:table-cell office:value-type="float" office:value="0.42407" calcext:value-type="float">
            <text:p>0.42407</text:p>
          </table:table-cell>
          <table:table-cell office:value-type="float" office:value="1.61988" calcext:value-type="float">
            <text:p>1.61988</text:p>
          </table:table-cell>
          <table:table-cell office:value-type="float" office:value="0.89187" calcext:value-type="float">
            <text:p>0.89187</text:p>
          </table:table-cell>
          <table:table-cell office:value-type="float" office:value="0.96255" calcext:value-type="float">
            <text:p>0.96255</text:p>
          </table:table-cell>
          <table:table-cell table:style-name="ce12" office:value-type="float" office:value="1.25645" calcext:value-type="float">
            <text:p>1.25645</text:p>
          </table:table-cell>
          <table:table-cell table:style-name="ce12" office:value-type="float" office:value="0.41599" calcext:value-type="float">
            <text:p>0.41599</text:p>
          </table:table-cell>
          <table:table-cell table:style-name="ce12" office:value-type="float" office:value="0.25876" calcext:value-type="float">
            <text:p>0.25876</text:p>
          </table:table-cell>
          <table:table-cell table:style-name="ce12" office:value-type="float" office:value="0.06867" calcext:value-type="float">
            <text:p>0.06867</text:p>
          </table:table-cell>
          <table:table-cell table:style-name="ce12" office:value-type="float" office:value="0.07865" calcext:value-type="float">
            <text:p>0.07865</text:p>
          </table:table-cell>
          <table:table-cell table:style-name="ce12" office:value-type="float" office:value="0.46044" calcext:value-type="float">
            <text:p>0.46044</text:p>
          </table:table-cell>
          <table:table-cell table:style-name="ce12" office:value-type="float" office:value="0.08715" calcext:value-type="float">
            <text:p>0.08715</text:p>
          </table:table-cell>
          <table:table-cell table:style-name="ce12" office:value-type="float" office:value="2.42126" calcext:value-type="float">
            <text:p>2.42126</text:p>
          </table:table-cell>
          <table:table-cell table:style-name="ce12" office:value-type="float" office:value="1.29985" calcext:value-type="float">
            <text:p>1.29985</text:p>
          </table:table-cell>
          <table:table-cell table:style-name="ce12" office:value-type="float" office:value="1.40333" calcext:value-type="float">
            <text:p>1.40333</text:p>
          </table:table-cell>
          <table:table-cell table:style-name="ce12" office:value-type="float" office:value="1.74058" calcext:value-type="float">
            <text:p>1.74058</text:p>
          </table:table-cell>
          <table:table-cell table:style-name="ce12" office:value-type="float" office:value="0.65121" calcext:value-type="float">
            <text:p>0.65121</text:p>
          </table:table-cell>
          <table:table-cell table:style-name="ce12" office:value-type="float" office:value="0.99627" calcext:value-type="float">
            <text:p>0.99627</text:p>
          </table:table-cell>
          <table:table-cell table:style-name="ce12" office:value-type="float" office:value="0.95517" calcext:value-type="float">
            <text:p>0.95517</text:p>
          </table:table-cell>
          <table:table-cell table:style-name="ce12" office:value-type="float" office:value="1.00157" calcext:value-type="float">
            <text:p>1.00157</text:p>
          </table:table-cell>
          <table:table-cell table:style-name="ce12" office:value-type="float" office:value="1.01316" calcext:value-type="float">
            <text:p>1.01316</text:p>
          </table:table-cell>
          <table:table-cell table:style-name="ce12" office:value-type="float" office:value="1.05658" calcext:value-type="float">
            <text:p>1.05658</text:p>
          </table:table-cell>
          <table:table-cell table:style-name="ce12" office:value-type="float" office:value="0.25248" calcext:value-type="float">
            <text:p>0.25248</text:p>
          </table:table-cell>
          <table:table-cell table:style-name="ce12" office:value-type="float" office:value="0.30677" calcext:value-type="float">
            <text:p>0.30677</text:p>
          </table:table-cell>
          <table:table-cell table:style-name="ce12" office:value-type="float" office:value="0.13897" calcext:value-type="float">
            <text:p>0.13897</text:p>
          </table:table-cell>
          <table:table-cell table:style-name="ce12" office:value-type="float" office:value="0.27225" calcext:value-type="float">
            <text:p>0.27225</text:p>
          </table:table-cell>
          <table:table-cell table:style-name="ce12" office:value-type="float" office:value="0.02658" calcext:value-type="float">
            <text:p>0.02658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4.7181" calcext:value-type="float">
            <text:p>4.7181</text:p>
          </table:table-cell>
          <table:table-cell office:value-type="float" office:value="1.65285" calcext:value-type="float">
            <text:p>1.65285</text:p>
          </table:table-cell>
          <table:table-cell office:value-type="float" office:value="2.03155" calcext:value-type="float">
            <text:p>2.03155</text:p>
          </table:table-cell>
          <table:table-cell office:value-type="float" office:value="3.22045" calcext:value-type="float">
            <text:p>3.22045</text:p>
          </table:table-cell>
          <table:table-cell office:value-type="float" office:value="0.41659" calcext:value-type="float">
            <text:p>0.41659</text:p>
          </table:table-cell>
          <table:table-cell office:value-type="float" office:value="1.54723" calcext:value-type="float">
            <text:p>1.54723</text:p>
          </table:table-cell>
          <table:table-cell office:value-type="float" office:value="0.89898" calcext:value-type="float">
            <text:p>0.89898</text:p>
          </table:table-cell>
          <table:table-cell office:value-type="float" office:value="0.91907" calcext:value-type="float">
            <text:p>0.91907</text:p>
          </table:table-cell>
          <table:table-cell table:style-name="ce12" office:value-type="float" office:value="1.32769" calcext:value-type="float">
            <text:p>1.32769</text:p>
          </table:table-cell>
          <table:table-cell table:style-name="ce12" office:value-type="float" office:value="0.38693" calcext:value-type="float">
            <text:p>0.38693</text:p>
          </table:table-cell>
          <table:table-cell table:style-name="ce12" office:value-type="float" office:value="0.63653" calcext:value-type="float">
            <text:p>0.63653</text:p>
          </table:table-cell>
          <table:table-cell table:style-name="ce12" office:value-type="float" office:value="0.14983" calcext:value-type="float">
            <text:p>0.14983</text:p>
          </table:table-cell>
          <table:table-cell table:style-name="ce12" office:value-type="float" office:value="0.39581" calcext:value-type="float">
            <text:p>0.39581</text:p>
          </table:table-cell>
          <table:table-cell table:style-name="ce12" office:value-type="float" office:value="0.67584" calcext:value-type="float">
            <text:p>0.67584</text:p>
          </table:table-cell>
          <table:table-cell table:style-name="ce12" office:value-type="float" office:value="0.1646" calcext:value-type="float">
            <text:p>0.1646</text:p>
          </table:table-cell>
          <table:table-cell table:style-name="ce12" office:value-type="float" office:value="2.17212" calcext:value-type="float">
            <text:p>2.17212</text:p>
          </table:table-cell>
          <table:table-cell table:style-name="ce12" office:value-type="float" office:value="1.28563" calcext:value-type="float">
            <text:p>1.28563</text:p>
          </table:table-cell>
          <table:table-cell table:style-name="ce12" office:value-type="float" office:value="1.42533" calcext:value-type="float">
            <text:p>1.42533</text:p>
          </table:table-cell>
          <table:table-cell table:style-name="ce12" office:value-type="float" office:value="1.79456" calcext:value-type="float">
            <text:p>1.79456</text:p>
          </table:table-cell>
          <table:table-cell table:style-name="ce12" office:value-type="float" office:value="0.64544" calcext:value-type="float">
            <text:p>0.64544</text:p>
          </table:table-cell>
          <table:table-cell table:style-name="ce12" office:value-type="float" office:value="0.89375" calcext:value-type="float">
            <text:p>0.89375</text:p>
          </table:table-cell>
          <table:table-cell table:style-name="ce12" office:value-type="float" office:value="0.94472" calcext:value-type="float">
            <text:p>0.94472</text:p>
          </table:table-cell>
          <table:table-cell table:style-name="ce12" office:value-type="float" office:value="1.01727" calcext:value-type="float">
            <text:p>1.01727</text:p>
          </table:table-cell>
          <table:table-cell table:style-name="ce12" office:value-type="float" office:value="1.04458" calcext:value-type="float">
            <text:p>1.04458</text:p>
          </table:table-cell>
          <table:table-cell table:style-name="ce12" office:value-type="float" office:value="1.04723" calcext:value-type="float">
            <text:p>1.04723</text:p>
          </table:table-cell>
          <table:table-cell table:style-name="ce12" office:value-type="float" office:value="0.53266" calcext:value-type="float">
            <text:p>0.53266</text:p>
          </table:table-cell>
          <table:table-cell table:style-name="ce12" office:value-type="float" office:value="0.36498" calcext:value-type="float">
            <text:p>0.36498</text:p>
          </table:table-cell>
          <table:table-cell table:style-name="ce12" office:value-type="float" office:value="0.22484" calcext:value-type="float">
            <text:p>0.22484</text:p>
          </table:table-cell>
          <table:table-cell table:style-name="ce12" office:value-type="float" office:value="0.28151" calcext:value-type="float">
            <text:p>0.28151</text:p>
          </table:table-cell>
          <table:table-cell table:style-name="ce12" office:value-type="float" office:value="0.06857" calcext:value-type="float">
            <text:p>0.06857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44609" calcext:value-type="float">
            <text:p>1.44609</text:p>
          </table:table-cell>
          <table:table-cell office:value-type="float" office:value="0.59014" calcext:value-type="float">
            <text:p>0.59014</text:p>
          </table:table-cell>
          <table:table-cell office:value-type="float" office:value="1.0269" calcext:value-type="float">
            <text:p>1.0269</text:p>
          </table:table-cell>
          <table:table-cell office:value-type="float" office:value="1.1032" calcext:value-type="float">
            <text:p>1.1032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0.74671" calcext:value-type="float">
            <text:p>0.74671</text:p>
          </table:table-cell>
          <table:table-cell office:value-type="float" office:value="0.51133" calcext:value-type="float">
            <text:p>0.51133</text:p>
          </table:table-cell>
          <table:table-cell office:value-type="float" office:value="0.61757" calcext:value-type="float">
            <text:p>0.61757</text:p>
          </table:table-cell>
          <table:table-cell table:style-name="ce12" office:value-type="float" office:value="0.68294" calcext:value-type="float">
            <text:p>0.68294</text:p>
          </table:table-cell>
          <table:table-cell table:style-name="ce12" office:value-type="float" office:value="0.37023" calcext:value-type="float">
            <text:p>0.37023</text:p>
          </table:table-cell>
          <table:table-cell table:style-name="ce12" office:value-type="float" office:value="0.1566" calcext:value-type="float">
            <text:p>0.1566</text:p>
          </table:table-cell>
          <table:table-cell table:style-name="ce12" office:value-type="float" office:value="0.06294" calcext:value-type="float">
            <text:p>0.06294</text:p>
          </table:table-cell>
          <table:table-cell table:style-name="ce12" office:value-type="float" office:value="0.15584" calcext:value-type="float">
            <text:p>0.15584</text:p>
          </table:table-cell>
          <table:table-cell table:style-name="ce12" office:value-type="float" office:value="0.26452" calcext:value-type="float">
            <text:p>0.26452</text:p>
          </table:table-cell>
          <table:table-cell table:style-name="ce12" office:value-type="float" office:value="-0.10753" calcext:value-type="float">
            <text:p>-0.10753</text:p>
          </table:table-cell>
          <table:table-cell table:style-name="ce12" office:value-type="float" office:value="1.20253" calcext:value-type="float">
            <text:p>1.20253</text:p>
          </table:table-cell>
          <table:table-cell table:style-name="ce12" office:value-type="float" office:value="0.76821" calcext:value-type="float">
            <text:p>0.76821</text:p>
          </table:table-cell>
          <table:table-cell table:style-name="ce12" office:value-type="float" office:value="1.01336" calcext:value-type="float">
            <text:p>1.01336</text:p>
          </table:table-cell>
          <table:table-cell table:style-name="ce12" office:value-type="float" office:value="1.05033" calcext:value-type="float">
            <text:p>1.05033</text:p>
          </table:table-cell>
          <table:table-cell table:style-name="ce12" office:value-type="float" office:value="0.56243" calcext:value-type="float">
            <text:p>0.56243</text:p>
          </table:table-cell>
          <table:table-cell table:style-name="ce12" office:value-type="float" office:value="0.4948" calcext:value-type="float">
            <text:p>0.4948</text:p>
          </table:table-cell>
          <table:table-cell table:style-name="ce12" office:value-type="float" office:value="0.5645" calcext:value-type="float">
            <text:p>0.5645</text:p>
          </table:table-cell>
          <table:table-cell table:style-name="ce12" office:value-type="float" office:value="0.72324" calcext:value-type="float">
            <text:p>0.72324</text:p>
          </table:table-cell>
          <table:table-cell table:style-name="ce12" office:value-type="float" office:value="0.61138" calcext:value-type="float">
            <text:p>0.61138</text:p>
          </table:table-cell>
          <table:table-cell table:style-name="ce12" office:value-type="float" office:value="0.91255" calcext:value-type="float">
            <text:p>0.91255</text:p>
          </table:table-cell>
          <table:table-cell table:style-name="ce12" office:value-type="float" office:value="0.89393" calcext:value-type="float">
            <text:p>0.89393</text:p>
          </table:table-cell>
          <table:table-cell table:style-name="ce12" office:value-type="float" office:value="0.83849" calcext:value-type="float">
            <text:p>0.83849</text:p>
          </table:table-cell>
          <table:table-cell table:style-name="ce12" office:value-type="float" office:value="0.71893" calcext:value-type="float">
            <text:p>0.71893</text:p>
          </table:table-cell>
          <table:table-cell table:style-name="ce12" office:value-type="float" office:value="0.82949" calcext:value-type="float">
            <text:p>0.82949</text:p>
          </table:table-cell>
          <table:table-cell table:style-name="ce12" office:value-type="float" office:value="0.48724" calcext:value-type="float">
            <text:p>0.48724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8.25301" calcext:value-type="float">
            <text:p>8.25301</text:p>
          </table:table-cell>
          <table:table-cell office:value-type="float" office:value="3.24177" calcext:value-type="float">
            <text:p>3.24177</text:p>
          </table:table-cell>
          <table:table-cell office:value-type="float" office:value="4.38663" calcext:value-type="float">
            <text:p>4.38663</text:p>
          </table:table-cell>
          <table:table-cell office:value-type="float" office:value="5.05691" calcext:value-type="float">
            <text:p>5.05691</text:p>
          </table:table-cell>
          <table:table-cell office:value-type="float" office:value="1.40426" calcext:value-type="float">
            <text:p>1.40426</text:p>
          </table:table-cell>
          <table:table-cell office:value-type="float" office:value="1.92235" calcext:value-type="float">
            <text:p>1.92235</text:p>
          </table:table-cell>
          <table:table-cell office:value-type="float" office:value="1.23608" calcext:value-type="float">
            <text:p>1.23608</text:p>
          </table:table-cell>
          <table:table-cell office:value-type="float" office:value="1.42977" calcext:value-type="float">
            <text:p>1.42977</text:p>
          </table:table-cell>
          <table:table-cell table:style-name="ce12" office:value-type="float" office:value="1.59316" calcext:value-type="float">
            <text:p>1.59316</text:p>
          </table:table-cell>
          <table:table-cell table:style-name="ce12" office:value-type="float" office:value="0.7598" calcext:value-type="float">
            <text:p>0.7598</text:p>
          </table:table-cell>
          <table:table-cell table:style-name="ce12" office:value-type="float" office:value="-0.33004" calcext:value-type="float">
            <text:p>-0.33004</text:p>
          </table:table-cell>
          <table:table-cell table:style-name="ce12" office:value-type="float" office:value="-0.35958" calcext:value-type="float">
            <text:p>-0.35958</text:p>
          </table:table-cell>
          <table:table-cell table:style-name="ce12" office:value-type="float" office:value="-0.57159" calcext:value-type="float">
            <text:p>-0.57159</text:p>
          </table:table-cell>
          <table:table-cell table:style-name="ce12" office:value-type="float" office:value="-0.39067" calcext:value-type="float">
            <text:p>-0.39067</text:p>
          </table:table-cell>
          <table:table-cell table:style-name="ce12" office:value-type="float" office:value="-0.34495" calcext:value-type="float">
            <text:p>-0.34495</text:p>
          </table:table-cell>
          <table:table-cell table:style-name="ce12" office:value-type="float" office:value="2.8728" calcext:value-type="float">
            <text:p>2.8728</text:p>
          </table:table-cell>
          <table:table-cell table:style-name="ce12" office:value-type="float" office:value="1.80049" calcext:value-type="float">
            <text:p>1.80049</text:p>
          </table:table-cell>
          <table:table-cell table:style-name="ce12" office:value-type="float" office:value="2.09443" calcext:value-type="float">
            <text:p>2.09443</text:p>
          </table:table-cell>
          <table:table-cell table:style-name="ce12" office:value-type="float" office:value="2.24876" calcext:value-type="float">
            <text:p>2.24876</text:p>
          </table:table-cell>
          <table:table-cell table:style-name="ce12" office:value-type="float" office:value="1.18501" calcext:value-type="float">
            <text:p>1.18501</text:p>
          </table:table-cell>
          <table:table-cell table:style-name="ce12" office:value-type="float" office:value="1.18206" calcext:value-type="float">
            <text:p>1.18206</text:p>
          </table:table-cell>
          <table:table-cell table:style-name="ce12" office:value-type="float" office:value="1.32305" calcext:value-type="float">
            <text:p>1.32305</text:p>
          </table:table-cell>
          <table:table-cell table:style-name="ce12" office:value-type="float" office:value="1.49481" calcext:value-type="float">
            <text:p>1.49481</text:p>
          </table:table-cell>
          <table:table-cell table:style-name="ce12" office:value-type="float" office:value="1.30896" calcext:value-type="float">
            <text:p>1.30896</text:p>
          </table:table-cell>
          <table:table-cell table:style-name="ce12" office:value-type="float" office:value="1.92269" calcext:value-type="float">
            <text:p>1.92269</text:p>
          </table:table-cell>
          <table:table-cell table:style-name="ce12" office:value-type="float" office:value="0.06397" calcext:value-type="float">
            <text:p>0.06397</text:p>
          </table:table-cell>
          <table:table-cell table:style-name="ce12" office:value-type="float" office:value="0.04777" calcext:value-type="float">
            <text:p>0.04777</text:p>
          </table:table-cell>
          <table:table-cell table:style-name="ce12" office:value-type="float" office:value="0.11428" calcext:value-type="float">
            <text:p>0.11428</text:p>
          </table:table-cell>
          <table:table-cell table:style-name="ce12" office:value-type="float" office:value="0.16279" calcext:value-type="float">
            <text:p>0.16279</text:p>
          </table:table-cell>
          <table:table-cell table:style-name="ce12" office:value-type="float" office:value="-0.01198" calcext:value-type="float">
            <text:p>-0.0119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office:value-type="string" calcext:value-type="string">
            <text:p>COR*</text:p>
          </table:table-cell>
          <table:table-cell office:value-type="string" calcext:value-type="string" table:number-columns-spanned="8" table:number-rows-spanned="1">
            <text:p>Core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RIM*</text:p>
          </table:table-cell>
          <table:table-cell office:value-type="string" calcext:value-type="string" table:number-columns-spanned="8" table:number-rows-spanned="1">
            <text:p>Rim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INT*</text:p>
          </table:table-cell>
          <table:table-cell office:value-type="string" calcext:value-type="string" table:number-columns-spanned="8" table:number-rows-spanned="1">
            <text:p>Interi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SUP*</text:p>
          </table:table-cell>
          <table:table-cell office:value-type="string" calcext:value-type="string" table:number-columns-spanned="8" table:number-rows-spanned="1">
            <text:p>Support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SUR*</text:p>
          </table:table-cell>
          <table:table-cell office:value-type="string" calcext:value-type="string" table:number-columns-spanned="8" table:number-rows-spanned="1">
            <text:p>Surface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 table:number-columns-spanned="8" table:number-rows-spanned="1">
            <text:p>Definitions taken from: Levy, Emmanuel D (2010). <text:s/>A simple definition of structural regions in proteins and its use in analyzing interface evolution.</text:p>
          </table:table-cell>
          <table:covered-table-cell table:number-columns-repeated="7"/>
          <table:table-cell table:number-columns-repeated="22"/>
        </table:table-row>
      </table:table>
      <table:table table:name="secondary_structur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number-columns-repeated="6" table:default-cell-style-name="Default"/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2">
          <table:table-cell/>
          <table:table-cell table:style-name="ce9" office:value-type="string" calcext:value-type="string" table:number-columns-spanned="19" table:number-rows-spanned="1">
            <text:p>dataset: SK2536-D</text:p>
          </table:table-cell>
          <table:covered-table-cell table:number-columns-repeated="8" table:style-name="ce11"/>
          <table:covered-table-cell table:number-columns-repeated="1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B</text:p>
          </table:table-cell>
          <table:table-cell table:style-name="ce10" office:value-type="string" calcext:value-type="string">
            <text:p>MSE_X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B</text:p>
          </table:table-cell>
          <table:table-cell table:style-name="ce10" office:value-type="string" calcext:value-type="string">
            <text:p>MAE_X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B</text:p>
          </table:table-cell>
          <table:table-cell table:style-name="ce10" office:value-type="string" calcext:value-type="string">
            <text:p>MSigE_X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B</text:p>
          </table:table-cell>
          <table:table-cell table:style-name="ce10" office:value-type="string" calcext:value-type="string">
            <text:p>RMSE_X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B</text:p>
          </table:table-cell>
          <table:table-cell table:style-name="ce10" office:value-type="string" calcext:value-type="string">
            <text:p>nRMSE_X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B</text:p>
          </table:table-cell>
          <table:table-cell table:style-name="ce10" office:value-type="string" calcext:value-type="string">
            <text:p>ρ_X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60518" calcext:value-type="float">
            <text:p>0.60518</text:p>
          </table:table-cell>
          <table:table-cell office:value-type="float" office:value="0.98479" calcext:value-type="float">
            <text:p>0.98479</text:p>
          </table:table-cell>
          <table:table-cell office:value-type="float" office:value="0.99816" calcext:value-type="float">
            <text:p>0.99816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56094" calcext:value-type="float">
            <text:p>0.56094</text:p>
          </table:table-cell>
          <table:table-cell office:value-type="float" office:value="0.57273" calcext:value-type="float">
            <text:p>0.57273</text:p>
          </table:table-cell>
          <table:table-cell office:value-type="float" office:value="0.15378" calcext:value-type="float">
            <text:p>0.15378</text:p>
          </table:table-cell>
          <table:table-cell office:value-type="float" office:value="0.24818" calcext:value-type="float">
            <text:p>0.24818</text:p>
          </table:table-cell>
          <table:table-cell table:style-name="ce12" office:value-type="float" office:value="0.15684" calcext:value-type="float">
            <text:p>0.15684</text:p>
          </table:table-cell>
          <table:table-cell table:style-name="ce12" office:value-type="float" office:value="0.77794" calcext:value-type="float">
            <text:p>0.77794</text:p>
          </table:table-cell>
          <table:table-cell table:style-name="ce12" office:value-type="float" office:value="0.99237" calcext:value-type="float">
            <text:p>0.99237</text:p>
          </table:table-cell>
          <table:table-cell table:style-name="ce12" office:value-type="float" office:value="0.99908" calcext:value-type="float">
            <text:p>0.99908</text:p>
          </table:table-cell>
          <table:table-cell table:style-name="ce12" office:value-type="float" office:value="0.51225" calcext:value-type="float">
            <text:p>0.51225</text:p>
          </table:table-cell>
          <table:table-cell table:style-name="ce12" office:value-type="float" office:value="0.5965" calcext:value-type="float">
            <text:p>0.5965</text:p>
          </table:table-cell>
          <table:table-cell table:style-name="ce12" office:value-type="float" office:value="0.44836" calcext:value-type="float">
            <text:p>0.44836</text:p>
          </table:table-cell>
          <table:table-cell table:style-name="ce12" office:value-type="float" office:value="0.89449" calcext:value-type="float">
            <text:p>0.89449</text:p>
          </table:table-cell>
          <table:table-cell table:style-name="ce12" office:value-type="float" office:value="0.82387" calcext:value-type="float">
            <text:p>0.82387</text:p>
          </table:table-cell>
          <table:table-cell table:style-name="ce12" office:value-type="float" office:value="0.92535" calcext:value-type="float">
            <text:p>0.92535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56626" calcext:value-type="float">
            <text:p>0.56626</text:p>
          </table:table-cell>
          <table:table-cell office:value-type="float" office:value="0.90372" calcext:value-type="float">
            <text:p>0.90372</text:p>
          </table:table-cell>
          <table:table-cell office:value-type="float" office:value="0.92111" calcext:value-type="float">
            <text:p>0.92111</text:p>
          </table:table-cell>
          <table:table-cell office:value-type="float" office:value="0.50624" calcext:value-type="float">
            <text:p>0.50624</text:p>
          </table:table-cell>
          <table:table-cell office:value-type="float" office:value="0.60926" calcext:value-type="float">
            <text:p>0.60926</text:p>
          </table:table-cell>
          <table:table-cell office:value-type="float" office:value="0.60385" calcext:value-type="float">
            <text:p>0.60385</text:p>
          </table:table-cell>
          <table:table-cell office:value-type="float" office:value="0.05477" calcext:value-type="float">
            <text:p>0.05477</text:p>
          </table:table-cell>
          <table:table-cell office:value-type="float" office:value="0.09807" calcext:value-type="float">
            <text:p>0.09807</text:p>
          </table:table-cell>
          <table:table-cell table:style-name="ce12" office:value-type="float" office:value="0.09839" calcext:value-type="float">
            <text:p>0.09839</text:p>
          </table:table-cell>
          <table:table-cell table:style-name="ce12" office:value-type="float" office:value="0.7525" calcext:value-type="float">
            <text:p>0.7525</text:p>
          </table:table-cell>
          <table:table-cell table:style-name="ce12" office:value-type="float" office:value="0.95064" calcext:value-type="float">
            <text:p>0.95064</text:p>
          </table:table-cell>
          <table:table-cell table:style-name="ce12" office:value-type="float" office:value="0.95974" calcext:value-type="float">
            <text:p>0.95974</text:p>
          </table:table-cell>
          <table:table-cell table:style-name="ce12" office:value-type="float" office:value="0.4955" calcext:value-type="float">
            <text:p>0.4955</text:p>
          </table:table-cell>
          <table:table-cell table:style-name="ce12" office:value-type="float" office:value="0.57142" calcext:value-type="float">
            <text:p>0.57142</text:p>
          </table:table-cell>
          <table:table-cell table:style-name="ce12" office:value-type="float" office:value="0.4307" calcext:value-type="float">
            <text:p>0.4307</text:p>
          </table:table-cell>
          <table:table-cell table:style-name="ce12" office:value-type="float" office:value="0.88478" calcext:value-type="float">
            <text:p>0.88478</text:p>
          </table:table-cell>
          <table:table-cell table:style-name="ce12" office:value-type="float" office:value="0.83539" calcext:value-type="float">
            <text:p>0.83539</text:p>
          </table:table-cell>
          <table:table-cell table:style-name="ce12" office:value-type="float" office:value="0.91137" calcext:value-type="float">
            <text:p>0.91137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86756" calcext:value-type="float">
            <text:p>1.86756</text:p>
          </table:table-cell>
          <table:table-cell office:value-type="float" office:value="2.66311" calcext:value-type="float">
            <text:p>2.66311</text:p>
          </table:table-cell>
          <table:table-cell office:value-type="float" office:value="4.59816" calcext:value-type="float">
            <text:p>4.59816</text:p>
          </table:table-cell>
          <table:table-cell office:value-type="float" office:value="0.93819" calcext:value-type="float">
            <text:p>0.93819</text:p>
          </table:table-cell>
          <table:table-cell office:value-type="float" office:value="1.155" calcext:value-type="float">
            <text:p>1.155</text:p>
          </table:table-cell>
          <table:table-cell office:value-type="float" office:value="1.32473" calcext:value-type="float">
            <text:p>1.32473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25711" calcext:value-type="float">
            <text:p>0.25711</text:p>
          </table:table-cell>
          <table:table-cell table:style-name="ce12" office:value-type="float" office:value="0.24896" calcext:value-type="float">
            <text:p>0.24896</text:p>
          </table:table-cell>
          <table:table-cell table:style-name="ce12" office:value-type="float" office:value="1.36659" calcext:value-type="float">
            <text:p>1.36659</text:p>
          </table:table-cell>
          <table:table-cell table:style-name="ce12" office:value-type="float" office:value="1.6319" calcext:value-type="float">
            <text:p>1.6319</text:p>
          </table:table-cell>
          <table:table-cell table:style-name="ce12" office:value-type="float" office:value="2.14433" calcext:value-type="float">
            <text:p>2.14433</text:p>
          </table:table-cell>
          <table:table-cell table:style-name="ce12" office:value-type="float" office:value="0.89986" calcext:value-type="float">
            <text:p>0.89986</text:p>
          </table:table-cell>
          <table:table-cell table:style-name="ce12" office:value-type="float" office:value="0.98091" calcext:value-type="float">
            <text:p>0.98091</text:p>
          </table:table-cell>
          <table:table-cell table:style-name="ce12" office:value-type="float" office:value="0.96231" calcext:value-type="float">
            <text:p>0.96231</text:p>
          </table:table-cell>
          <table:table-cell table:style-name="ce12" office:value-type="float" office:value="0.44554" calcext:value-type="float">
            <text:p>0.44554</text:p>
          </table:table-cell>
          <table:table-cell table:style-name="ce12" office:value-type="float" office:value="0.32539" calcext:value-type="float">
            <text:p>0.32539</text:p>
          </table:table-cell>
          <table:table-cell table:style-name="ce12" office:value-type="float" office:value="0.32672" calcext:value-type="float">
            <text:p>0.32672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91033" calcext:value-type="float">
            <text:p>1.91033</text:p>
          </table:table-cell>
          <table:table-cell office:value-type="float" office:value="2.51895" calcext:value-type="float">
            <text:p>2.51895</text:p>
          </table:table-cell>
          <table:table-cell office:value-type="float" office:value="3.74203" calcext:value-type="float">
            <text:p>3.74203</text:p>
          </table:table-cell>
          <table:table-cell office:value-type="float" office:value="0.92778" calcext:value-type="float">
            <text:p>0.92778</text:p>
          </table:table-cell>
          <table:table-cell office:value-type="float" office:value="1.08625" calcext:value-type="float">
            <text:p>1.08625</text:p>
          </table:table-cell>
          <table:table-cell office:value-type="float" office:value="1.29682" calcext:value-type="float">
            <text:p>1.29682</text:p>
          </table:table-cell>
          <table:table-cell office:value-type="float" office:value="0.26672" calcext:value-type="float">
            <text:p>0.26672</text:p>
          </table:table-cell>
          <table:table-cell office:value-type="float" office:value="0.48398" calcext:value-type="float">
            <text:p>0.48398</text:p>
          </table:table-cell>
          <table:table-cell table:style-name="ce12" office:value-type="float" office:value="0.50815" calcext:value-type="float">
            <text:p>0.50815</text:p>
          </table:table-cell>
          <table:table-cell table:style-name="ce12" office:value-type="float" office:value="1.38215" calcext:value-type="float">
            <text:p>1.38215</text:p>
          </table:table-cell>
          <table:table-cell table:style-name="ce12" office:value-type="float" office:value="1.58712" calcext:value-type="float">
            <text:p>1.58712</text:p>
          </table:table-cell>
          <table:table-cell table:style-name="ce12" office:value-type="float" office:value="1.93443" calcext:value-type="float">
            <text:p>1.93443</text:p>
          </table:table-cell>
          <table:table-cell table:style-name="ce12" office:value-type="float" office:value="0.9101" calcext:value-type="float">
            <text:p>0.9101</text:p>
          </table:table-cell>
          <table:table-cell table:style-name="ce12" office:value-type="float" office:value="0.954" calcext:value-type="float">
            <text:p>0.954</text:p>
          </table:table-cell>
          <table:table-cell table:style-name="ce12" office:value-type="float" office:value="0.86811" calcext:value-type="float">
            <text:p>0.86811</text:p>
          </table:table-cell>
          <table:table-cell table:style-name="ce12" office:value-type="float" office:value="0.45011" calcext:value-type="float">
            <text:p>0.45011</text:p>
          </table:table-cell>
          <table:table-cell table:style-name="ce12" office:value-type="float" office:value="0.42476" calcext:value-type="float">
            <text:p>0.42476</text:p>
          </table:table-cell>
          <table:table-cell table:style-name="ce12" office:value-type="float" office:value="0.5656" calcext:value-type="float">
            <text:p>0.5656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0.90105" calcext:value-type="float">
            <text:p>0.90105</text:p>
          </table:table-cell>
          <table:table-cell office:value-type="float" office:value="0.84149" calcext:value-type="float">
            <text:p>0.84149</text:p>
          </table:table-cell>
          <table:table-cell office:value-type="float" office:value="1.16229" calcext:value-type="float">
            <text:p>1.16229</text:p>
          </table:table-cell>
          <table:table-cell office:value-type="float" office:value="0.61327" calcext:value-type="float">
            <text:p>0.61327</text:p>
          </table:table-cell>
          <table:table-cell office:value-type="float" office:value="0.60482" calcext:value-type="float">
            <text:p>0.60482</text:p>
          </table:table-cell>
          <table:table-cell office:value-type="float" office:value="0.64155" calcext:value-type="float">
            <text:p>0.64155</text:p>
          </table:table-cell>
          <table:table-cell office:value-type="float" office:value="0.12994" calcext:value-type="float">
            <text:p>0.12994</text:p>
          </table:table-cell>
          <table:table-cell office:value-type="float" office:value="0.12416" calcext:value-type="float">
            <text:p>0.12416</text:p>
          </table:table-cell>
          <table:table-cell table:style-name="ce12" office:value-type="float" office:value="0.09962" calcext:value-type="float">
            <text:p>0.09962</text:p>
          </table:table-cell>
          <table:table-cell table:style-name="ce12" office:value-type="float" office:value="0.94924" calcext:value-type="float">
            <text:p>0.94924</text:p>
          </table:table-cell>
          <table:table-cell table:style-name="ce12" office:value-type="float" office:value="0.91733" calcext:value-type="float">
            <text:p>0.91733</text:p>
          </table:table-cell>
          <table:table-cell table:style-name="ce12" office:value-type="float" office:value="1.0781" calcext:value-type="float">
            <text:p>1.0781</text:p>
          </table:table-cell>
          <table:table-cell table:style-name="ce12" office:value-type="float" office:value="0.62504" calcext:value-type="float">
            <text:p>0.62504</text:p>
          </table:table-cell>
          <table:table-cell table:style-name="ce12" office:value-type="float" office:value="0.55139" calcext:value-type="float">
            <text:p>0.55139</text:p>
          </table:table-cell>
          <table:table-cell table:style-name="ce12" office:value-type="float" office:value="0.48382" calcext:value-type="float">
            <text:p>0.48382</text:p>
          </table:table-cell>
          <table:table-cell table:style-name="ce12" office:value-type="float" office:value="0.82434" calcext:value-type="float">
            <text:p>0.82434</text:p>
          </table:table-cell>
          <table:table-cell table:style-name="ce12" office:value-type="float" office:value="0.84472" calcext:value-type="float">
            <text:p>0.84472</text:p>
          </table:table-cell>
          <table:table-cell table:style-name="ce12" office:value-type="float" office:value="0.89635" calcext:value-type="float">
            <text:p>0.89635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48913" calcext:value-type="float">
            <text:p>3.48913</text:p>
          </table:table-cell>
          <table:table-cell office:value-type="float" office:value="4.34295" calcext:value-type="float">
            <text:p>4.34295</text:p>
          </table:table-cell>
          <table:table-cell office:value-type="float" office:value="6.8219" calcext:value-type="float">
            <text:p>6.8219</text:p>
          </table:table-cell>
          <table:table-cell office:value-type="float" office:value="1.29352" calcext:value-type="float">
            <text:p>1.29352</text:p>
          </table:table-cell>
          <table:table-cell office:value-type="float" office:value="1.47524" calcext:value-type="float">
            <text:p>1.47524</text:p>
          </table:table-cell>
          <table:table-cell office:value-type="float" office:value="1.65619" calcext:value-type="float">
            <text:p>1.65619</text:p>
          </table:table-cell>
          <table:table-cell office:value-type="float" office:value="-0.50149" calcext:value-type="float">
            <text:p>-0.50149</text:p>
          </table:table-cell>
          <table:table-cell office:value-type="float" office:value="-0.37536" calcext:value-type="float">
            <text:p>-0.37536</text:p>
          </table:table-cell>
          <table:table-cell table:style-name="ce12" office:value-type="float" office:value="-0.31164" calcext:value-type="float">
            <text:p>-0.31164</text:p>
          </table:table-cell>
          <table:table-cell table:style-name="ce12" office:value-type="float" office:value="1.86792" calcext:value-type="float">
            <text:p>1.86792</text:p>
          </table:table-cell>
          <table:table-cell table:style-name="ce12" office:value-type="float" office:value="2.08397" calcext:value-type="float">
            <text:p>2.08397</text:p>
          </table:table-cell>
          <table:table-cell table:style-name="ce12" office:value-type="float" office:value="2.61188" calcext:value-type="float">
            <text:p>2.61188</text:p>
          </table:table-cell>
          <table:table-cell table:style-name="ce12" office:value-type="float" office:value="1.22997" calcext:value-type="float">
            <text:p>1.22997</text:p>
          </table:table-cell>
          <table:table-cell table:style-name="ce12" office:value-type="float" office:value="1.25265" calcext:value-type="float">
            <text:p>1.25265</text:p>
          </table:table-cell>
          <table:table-cell table:style-name="ce12" office:value-type="float" office:value="1.17213" calcext:value-type="float">
            <text:p>1.17213</text:p>
          </table:table-cell>
          <table:table-cell table:style-name="ce12" office:value-type="float" office:value="0.26474" calcext:value-type="float">
            <text:p>0.26474</text:p>
          </table:table-cell>
          <table:table-cell table:style-name="ce12" office:value-type="float" office:value="0.23787" calcext:value-type="float">
            <text:p>0.23787</text:p>
          </table:table-cell>
          <table:table-cell table:style-name="ce12" office:value-type="float" office:value="0.11136" calcext:value-type="float">
            <text:p>0.11136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Helixes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 table:number-columns-spanned="8" table:number-rows-spanned="1">
            <text:p>Sheets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 table:number-columns-spanned="8" table:number-rows-spanned="1">
            <text:p>Other</text:p>
          </table:table-cell>
          <table:covered-table-cell table:number-columns-repeated="7"/>
          <table:table-cell table:number-columns-repeated="10"/>
        </table:table-row>
      </table:table>
      <table:table table:name="solvent_exposure" table:style-name="ta1">
        <table:table-column table:style-name="co1" table:default-cell-style-name="Default"/>
        <table:table-column table:style-name="co28" table:default-cell-style-name="ce10"/>
        <table:table-column table:style-name="co29" table:default-cell-style-name="ce12"/>
        <table:table-column table:style-name="co30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Default"/>
        <table:table-column table:style-name="co2" table:default-cell-style-name="Default"/>
        <table:table-column table:style-name="co34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K2536-D</text:p>
          </table:table-cell>
          <table:covered-table-cell table:number-columns-repeated="8" table:style-name="ce1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BUR</text:p>
          </table:table-cell>
          <table:table-cell table:style-name="ce10" office:value-type="string" calcext:value-type="string">
            <text:p>MSE_EXP</text:p>
          </table:table-cell>
          <table:table-cell table:style-name="ce10" office:value-type="string" calcext:value-type="string">
            <text:p>MAE_BUR</text:p>
          </table:table-cell>
          <table:table-cell table:style-name="ce10" office:value-type="string" calcext:value-type="string">
            <text:p>MAE_EXP</text:p>
          </table:table-cell>
          <table:table-cell table:style-name="ce10" office:value-type="string" calcext:value-type="string">
            <text:p>MSigE_BUR</text:p>
          </table:table-cell>
          <table:table-cell table:style-name="ce10" office:value-type="string" calcext:value-type="string">
            <text:p>MSigE_EXP</text:p>
          </table:table-cell>
          <table:table-cell table:style-name="ce10" office:value-type="string" calcext:value-type="string">
            <text:p>RMSE_BUR</text:p>
          </table:table-cell>
          <table:table-cell table:style-name="ce10" office:value-type="string" calcext:value-type="string">
            <text:p>RMSE_EXP</text:p>
          </table:table-cell>
          <table:table-cell table:style-name="ce10" office:value-type="string" calcext:value-type="string">
            <text:p>nRMSE_BUR</text:p>
          </table:table-cell>
          <table:table-cell table:style-name="ce10" office:value-type="string" calcext:value-type="string">
            <text:p>nRMSE_EXP</text:p>
          </table:table-cell>
          <table:table-cell table:style-name="ce10" office:value-type="string" calcext:value-type="string">
            <text:p>ρ_BUR</text:p>
          </table:table-cell>
          <table:table-cell table:style-name="ce10" office:value-type="string" calcext:value-type="string">
            <text:p>ρ_EXP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3966" calcext:value-type="float">
            <text:p>1.13966</text:p>
          </table:table-cell>
          <table:table-cell office:value-type="float" office:value="0.35451" calcext:value-type="float">
            <text:p>0.35451</text:p>
          </table:table-cell>
          <table:table-cell office:value-type="float" office:value="0.64283" calcext:value-type="float">
            <text:p>0.64283</text:p>
          </table:table-cell>
          <table:table-cell office:value-type="float" office:value="0.31436" calcext:value-type="float">
            <text:p>0.31436</text:p>
          </table:table-cell>
          <table:table-cell office:value-type="float" office:value="0.20136" calcext:value-type="float">
            <text:p>0.20136</text:p>
          </table:table-cell>
          <table:table-cell office:value-type="float" office:value="0.11144" calcext:value-type="float">
            <text:p>0.11144</text:p>
          </table:table-cell>
          <table:table-cell office:value-type="float" office:value="1.06755" calcext:value-type="float">
            <text:p>1.06755</text:p>
          </table:table-cell>
          <table:table-cell office:value-type="float" office:value="0.59541" calcext:value-type="float">
            <text:p>0.59541</text:p>
          </table:table-cell>
          <table:table-cell table:style-name="ce12" office:value-type="float" office:value="0.4877" calcext:value-type="float">
            <text:p>0.4877</text:p>
          </table:table-cell>
          <table:table-cell table:style-name="ce12" office:value-type="float" office:value="0.51844" calcext:value-type="float">
            <text:p>0.51844</text:p>
          </table:table-cell>
          <table:table-cell table:style-name="ce12" office:value-type="float" office:value="0.90318" calcext:value-type="float">
            <text:p>0.90318</text:p>
          </table:table-cell>
          <table:table-cell table:style-name="ce12" office:value-type="float" office:value="0.90084" calcext:value-type="float">
            <text:p>0.90084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98288" calcext:value-type="float">
            <text:p>0.98288</text:p>
          </table:table-cell>
          <table:table-cell office:value-type="float" office:value="0.49972" calcext:value-type="float">
            <text:p>0.49972</text:p>
          </table:table-cell>
          <table:table-cell office:value-type="float" office:value="0.65215" calcext:value-type="float">
            <text:p>0.65215</text:p>
          </table:table-cell>
          <table:table-cell office:value-type="float" office:value="0.41776" calcext:value-type="float">
            <text:p>0.41776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70691" calcext:value-type="float">
            <text:p>0.70691</text:p>
          </table:table-cell>
          <table:table-cell table:style-name="ce12" office:value-type="float" office:value="0.45291" calcext:value-type="float">
            <text:p>0.45291</text:p>
          </table:table-cell>
          <table:table-cell table:style-name="ce12" office:value-type="float" office:value="0.61552" calcext:value-type="float">
            <text:p>0.61552</text:p>
          </table:table-cell>
          <table:table-cell table:style-name="ce12" office:value-type="float" office:value="0.90179" calcext:value-type="float">
            <text:p>0.90179</text:p>
          </table:table-cell>
          <table:table-cell table:style-name="ce12" office:value-type="float" office:value="0.80984" calcext:value-type="float">
            <text:p>0.8098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61116" calcext:value-type="float">
            <text:p>4.61116</text:p>
          </table:table-cell>
          <table:table-cell office:value-type="float" office:value="1.17638" calcext:value-type="float">
            <text:p>1.17638</text:p>
          </table:table-cell>
          <table:table-cell office:value-type="float" office:value="1.42228" calcext:value-type="float">
            <text:p>1.42228</text:p>
          </table:table-cell>
          <table:table-cell office:value-type="float" office:value="0.67963" calcext:value-type="float">
            <text:p>0.67963</text:p>
          </table:table-cell>
          <table:table-cell office:value-type="float" office:value="0.23687" calcext:value-type="float">
            <text:p>0.23687</text:p>
          </table:table-cell>
          <table:table-cell office:value-type="float" office:value="0.11079" calcext:value-type="float">
            <text:p>0.11079</text:p>
          </table:table-cell>
          <table:table-cell office:value-type="float" office:value="2.14736" calcext:value-type="float">
            <text:p>2.14736</text:p>
          </table:table-cell>
          <table:table-cell office:value-type="float" office:value="1.08461" calcext:value-type="float">
            <text:p>1.08461</text:p>
          </table:table-cell>
          <table:table-cell table:style-name="ce12" office:value-type="float" office:value="0.98099" calcext:value-type="float">
            <text:p>0.98099</text:p>
          </table:table-cell>
          <table:table-cell table:style-name="ce12" office:value-type="float" office:value="0.94439" calcext:value-type="float">
            <text:p>0.94439</text:p>
          </table:table-cell>
          <table:table-cell table:style-name="ce12" office:value-type="float" office:value="0.2893" calcext:value-type="float">
            <text:p>0.2893</text:p>
          </table:table-cell>
          <table:table-cell table:style-name="ce12" office:value-type="float" office:value="0.34315" calcext:value-type="float">
            <text:p>0.34315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90396" calcext:value-type="float">
            <text:p>3.90396</text:p>
          </table:table-cell>
          <table:table-cell office:value-type="float" office:value="1.1218" calcext:value-type="float">
            <text:p>1.1218</text:p>
          </table:table-cell>
          <table:table-cell office:value-type="float" office:value="1.38102" calcext:value-type="float">
            <text:p>1.38102</text:p>
          </table:table-cell>
          <table:table-cell office:value-type="float" office:value="0.66735" calcext:value-type="float">
            <text:p>0.66735</text:p>
          </table:table-cell>
          <table:table-cell office:value-type="float" office:value="0.56498" calcext:value-type="float">
            <text:p>0.56498</text:p>
          </table:table-cell>
          <table:table-cell office:value-type="float" office:value="0.17564" calcext:value-type="float">
            <text:p>0.17564</text:p>
          </table:table-cell>
          <table:table-cell office:value-type="float" office:value="1.97584" calcext:value-type="float">
            <text:p>1.97584</text:p>
          </table:table-cell>
          <table:table-cell office:value-type="float" office:value="1.05915" calcext:value-type="float">
            <text:p>1.05915</text:p>
          </table:table-cell>
          <table:table-cell table:style-name="ce12" office:value-type="float" office:value="0.90264" calcext:value-type="float">
            <text:p>0.90264</text:p>
          </table:table-cell>
          <table:table-cell table:style-name="ce12" office:value-type="float" office:value="0.92223" calcext:value-type="float">
            <text:p>0.92223</text:p>
          </table:table-cell>
          <table:table-cell table:style-name="ce12" office:value-type="float" office:value="0.50917" calcext:value-type="float">
            <text:p>0.50917</text:p>
          </table:table-cell>
          <table:table-cell table:style-name="ce12" office:value-type="float" office:value="0.41777" calcext:value-type="float">
            <text:p>0.41777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27356" calcext:value-type="float">
            <text:p>1.27356</text:p>
          </table:table-cell>
          <table:table-cell office:value-type="float" office:value="0.46211" calcext:value-type="float">
            <text:p>0.46211</text:p>
          </table:table-cell>
          <table:table-cell office:value-type="float" office:value="0.70565" calcext:value-type="float">
            <text:p>0.70565</text:p>
          </table:table-cell>
          <table:table-cell office:value-type="float" office:value="0.43515" calcext:value-type="float">
            <text:p>0.43515</text:p>
          </table:table-cell>
          <table:table-cell office:value-type="float" office:value="0.16227" calcext:value-type="float">
            <text:p>0.16227</text:p>
          </table:table-cell>
          <table:table-cell office:value-type="float" office:value="-0.01591" calcext:value-type="float">
            <text:p>-0.01591</text:p>
          </table:table-cell>
          <table:table-cell office:value-type="float" office:value="1.12852" calcext:value-type="float">
            <text:p>1.12852</text:p>
          </table:table-cell>
          <table:table-cell office:value-type="float" office:value="0.67979" calcext:value-type="float">
            <text:p>0.67979</text:p>
          </table:table-cell>
          <table:table-cell table:style-name="ce12" office:value-type="float" office:value="0.51555" calcext:value-type="float">
            <text:p>0.51555</text:p>
          </table:table-cell>
          <table:table-cell table:style-name="ce12" office:value-type="float" office:value="0.59191" calcext:value-type="float">
            <text:p>0.59191</text:p>
          </table:table-cell>
          <table:table-cell table:style-name="ce12" office:value-type="float" office:value="0.8802" calcext:value-type="float">
            <text:p>0.8802</text:p>
          </table:table-cell>
          <table:table-cell table:style-name="ce12" office:value-type="float" office:value="0.81347" calcext:value-type="float">
            <text:p>0.81347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84531" calcext:value-type="float">
            <text:p>6.84531</text:p>
          </table:table-cell>
          <table:table-cell office:value-type="float" office:value="2.54055" calcext:value-type="float">
            <text:p>2.54055</text:p>
          </table:table-cell>
          <table:table-cell office:value-type="float" office:value="1.74373" calcext:value-type="float">
            <text:p>1.74373</text:p>
          </table:table-cell>
          <table:table-cell office:value-type="float" office:value="1.04484" calcext:value-type="float">
            <text:p>1.04484</text:p>
          </table:table-cell>
          <table:table-cell office:value-type="float" office:value="-0.37668" calcext:value-type="float">
            <text:p>-0.37668</text:p>
          </table:table-cell>
          <table:table-cell office:value-type="float" office:value="-0.33384" calcext:value-type="float">
            <text:p>-0.33384</text:p>
          </table:table-cell>
          <table:table-cell office:value-type="float" office:value="2.61635" calcext:value-type="float">
            <text:p>2.61635</text:p>
          </table:table-cell>
          <table:table-cell office:value-type="float" office:value="1.59391" calcext:value-type="float">
            <text:p>1.59391</text:p>
          </table:table-cell>
          <table:table-cell table:style-name="ce12" office:value-type="float" office:value="1.19525" calcext:value-type="float">
            <text:p>1.19525</text:p>
          </table:table-cell>
          <table:table-cell table:style-name="ce12" office:value-type="float" office:value="1.38785" calcext:value-type="float">
            <text:p>1.38785</text:p>
          </table:table-cell>
          <table:table-cell table:style-name="ce12" office:value-type="float" office:value="0.11776" calcext:value-type="float">
            <text:p>0.11776</text:p>
          </table:table-cell>
          <table:table-cell table:style-name="ce12" office:value-type="float" office:value="0.02549" calcext:value-type="float">
            <text:p>0.02549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BUR</text:p>
          </table:table-cell>
          <table:table-cell office:value-type="string" calcext:value-type="string" table:number-columns-spanned="8" table:number-rows-spanned="1">
            <text:p>Mutations in burried residues (RSA in complex less than 30.0)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office:value-type="string" calcext:value-type="string" table:number-columns-spanned="8" table:number-rows-spanned="1">
            <text:p>Mutations in solvent exposed residues (RSA in complex greater of equal to 30.0)</text:p>
          </table:table-cell>
          <table:covered-table-cell table:number-columns-repeated="7"/>
          <table:table-cell table:number-columns-repeated="4"/>
        </table:table-row>
      </table:table>
      <table:table table:name="stability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number-columns-repeated="6" table:default-cell-style-name="Default"/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2">
          <table:table-cell/>
          <table:table-cell table:style-name="ce9" office:value-type="string" calcext:value-type="string" table:number-columns-spanned="19" table:number-rows-spanned="1">
            <text:p>dataset: SK2536-D</text:p>
          </table:table-cell>
          <table:covered-table-cell table:number-columns-repeated="8" table:style-name="ce11"/>
          <table:covered-table-cell table:number-columns-repeated="1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D</text:p>
          </table:table-cell>
          <table:table-cell table:style-name="ce10" office:value-type="string" calcext:value-type="string">
            <text:p>MSE_N</text:p>
          </table:table-cell>
          <table:table-cell table:style-name="ce10" office:value-type="string" calcext:value-type="string">
            <text:p>MSE_S</text:p>
          </table:table-cell>
          <table:table-cell table:style-name="ce10" office:value-type="string" calcext:value-type="string">
            <text:p>MAE_D</text:p>
          </table:table-cell>
          <table:table-cell table:style-name="ce10" office:value-type="string" calcext:value-type="string">
            <text:p>MAE_N</text:p>
          </table:table-cell>
          <table:table-cell table:style-name="ce10" office:value-type="string" calcext:value-type="string">
            <text:p>MAE_S</text:p>
          </table:table-cell>
          <table:table-cell table:style-name="ce10" office:value-type="string" calcext:value-type="string">
            <text:p>MSigE_D</text:p>
          </table:table-cell>
          <table:table-cell table:style-name="ce10" office:value-type="string" calcext:value-type="string">
            <text:p>MSigE_N</text:p>
          </table:table-cell>
          <table:table-cell table:style-name="ce10" office:value-type="string" calcext:value-type="string">
            <text:p>MSigE_S</text:p>
          </table:table-cell>
          <table:table-cell table:style-name="ce10" office:value-type="string" calcext:value-type="string">
            <text:p>RMSE_D</text:p>
          </table:table-cell>
          <table:table-cell table:style-name="ce10" office:value-type="string" calcext:value-type="string">
            <text:p>RMSE_N</text:p>
          </table:table-cell>
          <table:table-cell table:style-name="ce10" office:value-type="string" calcext:value-type="string">
            <text:p>RMSE_S</text:p>
          </table:table-cell>
          <table:table-cell table:style-name="ce10" office:value-type="string" calcext:value-type="string">
            <text:p>nRMSE_D</text:p>
          </table:table-cell>
          <table:table-cell table:style-name="ce10" office:value-type="string" calcext:value-type="string">
            <text:p>nRMSE_N</text:p>
          </table:table-cell>
          <table:table-cell table:style-name="ce10" office:value-type="string" calcext:value-type="string">
            <text:p>nRMSE_S</text:p>
          </table:table-cell>
          <table:table-cell table:style-name="ce10" office:value-type="string" calcext:value-type="string">
            <text:p>ρ_D</text:p>
          </table:table-cell>
          <table:table-cell table:style-name="ce10" office:value-type="string" calcext:value-type="string">
            <text:p>ρ_N</text:p>
          </table:table-cell>
          <table:table-cell table:style-name="ce10" office:value-type="string" calcext:value-type="string">
            <text:p>ρ_S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2624" calcext:value-type="float">
            <text:p>1.12624</text:p>
          </table:table-cell>
          <table:table-cell office:value-type="float" office:value="0.12264" calcext:value-type="float">
            <text:p>0.12264</text:p>
          </table:table-cell>
          <table:table-cell office:value-type="float" office:value="2.4908" calcext:value-type="float">
            <text:p>2.4908</text:p>
          </table:table-cell>
          <table:table-cell office:value-type="float" office:value="0.67252" calcext:value-type="float">
            <text:p>0.67252</text:p>
          </table:table-cell>
          <table:table-cell office:value-type="float" office:value="0.22538" calcext:value-type="float">
            <text:p>0.22538</text:p>
          </table:table-cell>
          <table:table-cell office:value-type="float" office:value="0.98391" calcext:value-type="float">
            <text:p>0.98391</text:p>
          </table:table-cell>
          <table:table-cell office:value-type="float" office:value="0.57225" calcext:value-type="float">
            <text:p>0.57225</text:p>
          </table:table-cell>
          <table:table-cell office:value-type="float" office:value="-0.12792" calcext:value-type="float">
            <text:p>-0.12792</text:p>
          </table:table-cell>
          <table:table-cell table:style-name="ce12" office:value-type="float" office:value="-0.97276" calcext:value-type="float">
            <text:p>-0.97276</text:p>
          </table:table-cell>
          <table:table-cell table:style-name="ce12" office:value-type="float" office:value="1.06125" calcext:value-type="float">
            <text:p>1.06125</text:p>
          </table:table-cell>
          <table:table-cell table:style-name="ce12" office:value-type="float" office:value="0.3502" calcext:value-type="float">
            <text:p>0.3502</text:p>
          </table:table-cell>
          <table:table-cell table:style-name="ce12" office:value-type="float" office:value="1.57823" calcext:value-type="float">
            <text:p>1.57823</text:p>
          </table:table-cell>
          <table:table-cell table:style-name="ce12" office:value-type="float" office:value="0.62326" calcext:value-type="float">
            <text:p>0.62326</text:p>
          </table:table-cell>
          <table:table-cell table:style-name="ce12" office:value-type="float" office:value="1.45343" calcext:value-type="float">
            <text:p>1.45343</text:p>
          </table:table-cell>
          <table:table-cell table:style-name="ce12" office:value-type="float" office:value="0.82349" calcext:value-type="float">
            <text:p>0.82349</text:p>
          </table:table-cell>
          <table:table-cell table:style-name="ce12" office:value-type="float" office:value="0.85576" calcext:value-type="float">
            <text:p>0.85576</text:p>
          </table:table-cell>
          <table:table-cell table:style-name="ce12" office:value-type="float" office:value="0.42172" calcext:value-type="float">
            <text:p>0.42172</text:p>
          </table:table-cell>
          <table:table-cell table:style-name="ce12" office:value-type="float" office:value="0.80147" calcext:value-type="float">
            <text:p>0.80147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07852" calcext:value-type="float">
            <text:p>1.07852</text:p>
          </table:table-cell>
          <table:table-cell office:value-type="float" office:value="0.27735" calcext:value-type="float">
            <text:p>0.27735</text:p>
          </table:table-cell>
          <table:table-cell office:value-type="float" office:value="1.51443" calcext:value-type="float">
            <text:p>1.51443</text:p>
          </table:table-cell>
          <table:table-cell office:value-type="float" office:value="0.67378" calcext:value-type="float">
            <text:p>0.67378</text:p>
          </table:table-cell>
          <table:table-cell office:value-type="float" office:value="0.35893" calcext:value-type="float">
            <text:p>0.35893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48138" calcext:value-type="float">
            <text:p>0.48138</text:p>
          </table:table-cell>
          <table:table-cell office:value-type="float" office:value="-0.27501" calcext:value-type="float">
            <text:p>-0.27501</text:p>
          </table:table-cell>
          <table:table-cell table:style-name="ce12" office:value-type="float" office:value="-0.82118" calcext:value-type="float">
            <text:p>-0.82118</text:p>
          </table:table-cell>
          <table:table-cell table:style-name="ce12" office:value-type="float" office:value="1.03852" calcext:value-type="float">
            <text:p>1.03852</text:p>
          </table:table-cell>
          <table:table-cell table:style-name="ce12" office:value-type="float" office:value="0.52664" calcext:value-type="float">
            <text:p>0.52664</text:p>
          </table:table-cell>
          <table:table-cell table:style-name="ce12" office:value-type="float" office:value="1.23062" calcext:value-type="float">
            <text:p>1.23062</text:p>
          </table:table-cell>
          <table:table-cell table:style-name="ce12" office:value-type="float" office:value="0.60991" calcext:value-type="float">
            <text:p>0.60991</text:p>
          </table:table-cell>
          <table:table-cell table:style-name="ce12" office:value-type="float" office:value="2.18566" calcext:value-type="float">
            <text:p>2.18566</text:p>
          </table:table-cell>
          <table:table-cell table:style-name="ce12" office:value-type="float" office:value="0.64212" calcext:value-type="float">
            <text:p>0.64212</text:p>
          </table:table-cell>
          <table:table-cell table:style-name="ce12" office:value-type="float" office:value="0.84228" calcext:value-type="float">
            <text:p>0.84228</text:p>
          </table:table-cell>
          <table:table-cell table:style-name="ce12" office:value-type="float" office:value="0.31539" calcext:value-type="float">
            <text:p>0.31539</text:p>
          </table:table-cell>
          <table:table-cell table:style-name="ce12" office:value-type="float" office:value="0.88363" calcext:value-type="float">
            <text:p>0.88363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22555" calcext:value-type="float">
            <text:p>4.22555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10.67809" calcext:value-type="float">
            <text:p>10.67809</text:p>
          </table:table-cell>
          <table:table-cell office:value-type="float" office:value="1.41374" calcext:value-type="float">
            <text:p>1.41374</text:p>
          </table:table-cell>
          <table:table-cell office:value-type="float" office:value="0.57393" calcext:value-type="float">
            <text:p>0.57393</text:p>
          </table:table-cell>
          <table:table-cell office:value-type="float" office:value="2.28165" calcext:value-type="float">
            <text:p>2.28165</text:p>
          </table:table-cell>
          <table:table-cell office:value-type="float" office:value="1.07247" calcext:value-type="float">
            <text:p>1.07247</text:p>
          </table:table-cell>
          <table:table-cell office:value-type="float" office:value="-0.48345" calcext:value-type="float">
            <text:p>-0.48345</text:p>
          </table:table-cell>
          <table:table-cell table:style-name="ce12" office:value-type="float" office:value="-2.26262" calcext:value-type="float">
            <text:p>-2.26262</text:p>
          </table:table-cell>
          <table:table-cell table:style-name="ce12" office:value-type="float" office:value="2.05561" calcext:value-type="float">
            <text:p>2.05561</text:p>
          </table:table-cell>
          <table:table-cell table:style-name="ce12" office:value-type="float" office:value="0.79938" calcext:value-type="float">
            <text:p>0.79938</text:p>
          </table:table-cell>
          <table:table-cell table:style-name="ce12" office:value-type="float" office:value="3.26773" calcext:value-type="float">
            <text:p>3.26773</text:p>
          </table:table-cell>
          <table:table-cell table:style-name="ce12" office:value-type="float" office:value="1.20723" calcext:value-type="float">
            <text:p>1.20723</text:p>
          </table:table-cell>
          <table:table-cell table:style-name="ce12" office:value-type="float" office:value="3.31763" calcext:value-type="float">
            <text:p>3.31763</text:p>
          </table:table-cell>
          <table:table-cell table:style-name="ce12" office:value-type="float" office:value="1.70505" calcext:value-type="float">
            <text:p>1.70505</text:p>
          </table:table-cell>
          <table:table-cell table:style-name="ce12" office:value-type="float" office:value="0.26435" calcext:value-type="float">
            <text:p>0.26435</text:p>
          </table:table-cell>
          <table:table-cell table:style-name="ce12" office:value-type="float" office:value="0.10589" calcext:value-type="float">
            <text:p>0.10589</text:p>
          </table:table-cell>
          <table:table-cell table:style-name="ce12" office:value-type="float" office:value="-0.36731" calcext:value-type="float">
            <text:p>-0.36731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4.16372" calcext:value-type="float">
            <text:p>4.16372</text:p>
          </table:table-cell>
          <table:table-cell office:value-type="float" office:value="0.39289" calcext:value-type="float">
            <text:p>0.39289</text:p>
          </table:table-cell>
          <table:table-cell office:value-type="float" office:value="6.66103" calcext:value-type="float">
            <text:p>6.66103</text:p>
          </table:table-cell>
          <table:table-cell office:value-type="float" office:value="1.50842" calcext:value-type="float">
            <text:p>1.50842</text:p>
          </table:table-cell>
          <table:table-cell office:value-type="float" office:value="0.43788" calcext:value-type="float">
            <text:p>0.43788</text:p>
          </table:table-cell>
          <table:table-cell office:value-type="float" office:value="1.89853" calcext:value-type="float">
            <text:p>1.89853</text:p>
          </table:table-cell>
          <table:table-cell office:value-type="float" office:value="1.32939" calcext:value-type="float">
            <text:p>1.32939</text:p>
          </table:table-cell>
          <table:table-cell office:value-type="float" office:value="-0.27024" calcext:value-type="float">
            <text:p>-0.27024</text:p>
          </table:table-cell>
          <table:table-cell table:style-name="ce12" office:value-type="float" office:value="-1.89821" calcext:value-type="float">
            <text:p>-1.89821</text:p>
          </table:table-cell>
          <table:table-cell table:style-name="ce12" office:value-type="float" office:value="2.04052" calcext:value-type="float">
            <text:p>2.04052</text:p>
          </table:table-cell>
          <table:table-cell table:style-name="ce12" office:value-type="float" office:value="0.62681" calcext:value-type="float">
            <text:p>0.62681</text:p>
          </table:table-cell>
          <table:table-cell table:style-name="ce12" office:value-type="float" office:value="2.5809" calcext:value-type="float">
            <text:p>2.5809</text:p>
          </table:table-cell>
          <table:table-cell table:style-name="ce12" office:value-type="float" office:value="1.19837" calcext:value-type="float">
            <text:p>1.19837</text:p>
          </table:table-cell>
          <table:table-cell table:style-name="ce12" office:value-type="float" office:value="2.60142" calcext:value-type="float">
            <text:p>2.60142</text:p>
          </table:table-cell>
          <table:table-cell table:style-name="ce12" office:value-type="float" office:value="1.34667" calcext:value-type="float">
            <text:p>1.34667</text:p>
          </table:table-cell>
          <table:table-cell table:style-name="ce12" office:value-type="float" office:value="0.43176" calcext:value-type="float">
            <text:p>0.43176</text:p>
          </table:table-cell>
          <table:table-cell table:style-name="ce12" office:value-type="float" office:value="0.08838" calcext:value-type="float">
            <text:p>0.08838</text:p>
          </table:table-cell>
          <table:table-cell table:style-name="ce12" office:value-type="float" office:value="0.40925" calcext:value-type="float">
            <text:p>0.4092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23359" calcext:value-type="float">
            <text:p>1.23359</text:p>
          </table:table-cell>
          <table:table-cell office:value-type="float" office:value="0.24353" calcext:value-type="float">
            <text:p>0.24353</text:p>
          </table:table-cell>
          <table:table-cell office:value-type="float" office:value="2.74175" calcext:value-type="float">
            <text:p>2.74175</text:p>
          </table:table-cell>
          <table:table-cell office:value-type="float" office:value="0.71295" calcext:value-type="float">
            <text:p>0.71295</text:p>
          </table:table-cell>
          <table:table-cell office:value-type="float" office:value="0.36025" calcext:value-type="float">
            <text:p>0.36025</text:p>
          </table:table-cell>
          <table:table-cell office:value-type="float" office:value="1.08754" calcext:value-type="float">
            <text:p>1.08754</text:p>
          </table:table-cell>
          <table:table-cell office:value-type="float" office:value="0.54861" calcext:value-type="float">
            <text:p>0.54861</text:p>
          </table:table-cell>
          <table:table-cell office:value-type="float" office:value="-0.25925" calcext:value-type="float">
            <text:p>-0.25925</text:p>
          </table:table-cell>
          <table:table-cell table:style-name="ce12" office:value-type="float" office:value="-1.03111" calcext:value-type="float">
            <text:p>-1.03111</text:p>
          </table:table-cell>
          <table:table-cell table:style-name="ce12" office:value-type="float" office:value="1.11067" calcext:value-type="float">
            <text:p>1.11067</text:p>
          </table:table-cell>
          <table:table-cell table:style-name="ce12" office:value-type="float" office:value="0.49349" calcext:value-type="float">
            <text:p>0.49349</text:p>
          </table:table-cell>
          <table:table-cell table:style-name="ce12" office:value-type="float" office:value="1.65582" calcext:value-type="float">
            <text:p>1.65582</text:p>
          </table:table-cell>
          <table:table-cell table:style-name="ce12" office:value-type="float" office:value="0.65228" calcext:value-type="float">
            <text:p>0.65228</text:p>
          </table:table-cell>
          <table:table-cell table:style-name="ce12" office:value-type="float" office:value="2.04811" calcext:value-type="float">
            <text:p>2.04811</text:p>
          </table:table-cell>
          <table:table-cell table:style-name="ce12" office:value-type="float" office:value="0.86398" calcext:value-type="float">
            <text:p>0.86398</text:p>
          </table:table-cell>
          <table:table-cell table:style-name="ce12" office:value-type="float" office:value="0.82463" calcext:value-type="float">
            <text:p>0.82463</text:p>
          </table:table-cell>
          <table:table-cell table:style-name="ce12" office:value-type="float" office:value="0.30836" calcext:value-type="float">
            <text:p>0.30836</text:p>
          </table:table-cell>
          <table:table-cell table:style-name="ce12" office:value-type="float" office:value="0.7538" calcext:value-type="float">
            <text:p>0.7538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4.76449" calcext:value-type="float">
            <text:p>4.76449</text:p>
          </table:table-cell>
          <table:table-cell office:value-type="float" office:value="2.74523" calcext:value-type="float">
            <text:p>2.74523</text:p>
          </table:table-cell>
          <table:table-cell office:value-type="float" office:value="20.26988" calcext:value-type="float">
            <text:p>20.26988</text:p>
          </table:table-cell>
          <table:table-cell office:value-type="float" office:value="1.53583" calcext:value-type="float">
            <text:p>1.53583</text:p>
          </table:table-cell>
          <table:table-cell office:value-type="float" office:value="1.06644" calcext:value-type="float">
            <text:p>1.06644</text:p>
          </table:table-cell>
          <table:table-cell office:value-type="float" office:value="3.24166" calcext:value-type="float">
            <text:p>3.24166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-0.97133" calcext:value-type="float">
            <text:p>-0.97133</text:p>
          </table:table-cell>
          <table:table-cell table:style-name="ce12" office:value-type="float" office:value="-3.24166" calcext:value-type="float">
            <text:p>-3.24166</text:p>
          </table:table-cell>
          <table:table-cell table:style-name="ce12" office:value-type="float" office:value="2.18277" calcext:value-type="float">
            <text:p>2.18277</text:p>
          </table:table-cell>
          <table:table-cell table:style-name="ce12" office:value-type="float" office:value="1.65687" calcext:value-type="float">
            <text:p>1.65687</text:p>
          </table:table-cell>
          <table:table-cell table:style-name="ce12" office:value-type="float" office:value="4.50221" calcext:value-type="float">
            <text:p>4.50221</text:p>
          </table:table-cell>
          <table:table-cell table:style-name="ce12" office:value-type="float" office:value="1.28191" calcext:value-type="float">
            <text:p>1.28191</text:p>
          </table:table-cell>
          <table:table-cell table:style-name="ce12" office:value-type="float" office:value="6.87642" calcext:value-type="float">
            <text:p>6.87642</text:p>
          </table:table-cell>
          <table:table-cell table:style-name="ce12" office:value-type="float" office:value="2.34917" calcext:value-type="float">
            <text:p>2.34917</text:p>
          </table:table-cell>
          <table:table-cell table:style-name="ce12" office:value-type="float" office:value="0.18976" calcext:value-type="float">
            <text:p>0.18976</text:p>
          </table:table-cell>
          <table:table-cell table:style-name="ce12" office:value-type="float" office:value="0.03908" calcext:value-type="float">
            <text:p>0.03908</text:p>
          </table:table-cell>
          <table:table-cell table:style-name="ce12" office:value-type="float" office:value="-0.39203" calcext:value-type="float">
            <text:p>-0.39203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 table:number-columns-spanned="8" table:number-rows-spanned="1">
            <text:p>Destabilizing mutations (DDGb &gt; 0.5)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 table:number-columns-spanned="8" table:number-rows-spanned="1">
            <text:p>Neutral mutations (-0.5 &lt;= DDGb &lt;= 0.5)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 table:number-columns-spanned="8" table:number-rows-spanned="1">
            <text:p>Stabilizing mutations (DDGb &lt; -0.5)</text:p>
          </table:table-cell>
          <table:covered-table-cell table:number-columns-repeated="7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9T18:09:25.295987838</dc:date>
    <meta:editing-duration>PT27M57S</meta:editing-duration>
    <meta:editing-cycles>4</meta:editing-cycles>
    <meta:generator>LibreOffice/7.3.7.2$Linux_X86_64 LibreOffice_project/30$Build-2</meta:generator>
    <meta:document-statistic meta:table-count="8" meta:cell-count="1086" meta:object-count="0"/>
  </office:meta>
</office:document-meta>
</file>